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72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6327in"/>
    </style:style>
    <style:style style:name="co7" style:family="table-column">
      <style:table-column-properties fo:break-before="auto" style:column-width="1.1098in"/>
    </style:style>
    <style:style style:name="co8" style:family="table-column">
      <style:table-column-properties fo:break-before="auto" style:column-width="2.6772in"/>
    </style:style>
    <style:style style:name="co9" style:family="table-column">
      <style:table-column-properties fo:break-before="auto" style:column-width="1.1425in"/>
    </style:style>
    <style:style style:name="co10" style:family="table-column">
      <style:table-column-properties fo:break-before="auto" style:column-width="1.2953in"/>
    </style:style>
    <style:style style:name="co11" style:family="table-column">
      <style:table-column-properties fo:break-before="auto" style:column-width="1.0118in"/>
    </style:style>
    <style:style style:name="co12" style:family="table-column">
      <style:table-column-properties fo:break-before="auto" style:column-width="1.1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" style:family="table-cell" style:parent-style-name="Default" style:data-style-name="N104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Sequential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4" office:value-type="string" calcext:value-type="string">
            <text:p>Sekvencny program</text:p>
          </table:table-cell>
          <table:table-cell table:style-name="ce7" table:number-columns-repeated="5"/>
          <table:table-cell table:style-name="ce4"/>
        </table:table-row>
        <table:table-row table:style-name="ro1">
          <table:table-cell office:value-type="string" calcext:value-type="string">
            <text:p>Popis</text:p>
          </table:table-cell>
          <table:table-cell table:style-name="ce5" office:value-type="string" calcext:value-type="string">
            <text:p>1 vlakno, 1 rad, prida, vyberie, urobi vypocet</text:p>
          </table:table-cell>
          <table:table-cell table:number-columns-repeated="5"/>
          <table:table-cell table:style-name="ce5"/>
        </table:table-row>
        <table:table-row table:style-name="ro1">
          <table:table-cell office:value-type="string" calcext:value-type="string">
            <text:p>Pocet prvkov</text:p>
          </table:table-cell>
          <table:table-cell table:style-name="ce5" office:value-type="string" calcext:value-type="string">
            <text:p>40, 300, 1200 mil</text:p>
          </table:table-cell>
          <table:table-cell table:number-columns-repeated="5"/>
          <table:table-cell table:style-name="ce5"/>
        </table:table-row>
        <table:table-row table:style-name="ro1">
          <table:table-cell office:value-type="string" calcext:value-type="string">
            <text:p>Hodnoty</text:p>
          </table:table-cell>
          <table:table-cell table:style-name="ce5" office:value-type="string" calcext:value-type="string">
            <text:p>T[s]</text:p>
          </table:table-cell>
          <table:table-cell table:number-columns-repeated="5"/>
          <table:table-cell table:style-name="ce5"/>
        </table:table-row>
        <table:table-row table:style-name="ro1">
          <table:table-cell table:style-name="ce3" office:value-type="string" calcext:value-type="string">
            <text:p>Pocet merani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/>
          <table:table-cell table:style-name="ce5"/>
        </table:table-row>
        <table:table-row table:style-name="ro1">
          <table:table-cell/>
          <table:table-cell table:style-name="Default"/>
          <table:table-cell table:number-columns-repeated="5"/>
          <table:table-cell table:style-name="ce5"/>
        </table:table-row>
        <table:table-row table:style-name="ro1">
          <table:table-cell table:style-name="ce1" office:value-type="string" calcext:value-type="string">
            <text:p>pocet prvkov</text:p>
          </table:table-cell>
          <table:table-cell table:style-name="ce1" office:value-type="float" office:value="40000000" calcext:value-type="float">
            <text:p>40000000</text:p>
          </table:table-cell>
          <table:table-cell table:style-name="ce7" office:value-type="float" office:value="300000000" calcext:value-type="float">
            <text:p>300000000</text:p>
          </table:table-cell>
          <table:table-cell table:style-name="ce4" office:value-type="float" office:value="1200000000" calcext:value-type="float">
            <text:p>1200000000</text:p>
          </table:table-cell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meranie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.132169216" calcext:value-type="float">
            <text:p>9.132169216</text:p>
          </table:table-cell>
          <table:table-cell table:style-name="ce7" office:value-type="float" office:value="69.208907893" calcext:value-type="float">
            <text:p>69.208907893</text:p>
          </table:table-cell>
          <table:table-cell table:style-name="ce4" office:value-type="float" office:value="277.124681782" calcext:value-type="float">
            <text:p>277.124681782</text:p>
          </table:table-cell>
          <table:table-cell table:number-columns-repeated="3"/>
          <table:table-cell table:style-name="ce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03864267" calcext:value-type="float">
            <text:p>9.03864267</text:p>
          </table:table-cell>
          <table:table-cell office:value-type="float" office:value="67.393533566" calcext:value-type="float">
            <text:p>67.393533566</text:p>
          </table:table-cell>
          <table:table-cell table:style-name="ce5" office:value-type="float" office:value="290.504380335" calcext:value-type="float">
            <text:p>290.5043803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376135847" calcext:value-type="float">
            <text:p>9.376135847</text:p>
          </table:table-cell>
          <table:table-cell office:value-type="float" office:value="68.475390217" calcext:value-type="float">
            <text:p>68.475390217</text:p>
          </table:table-cell>
          <table:table-cell table:style-name="ce5" office:value-type="float" office:value="266.684818639" calcext:value-type="float">
            <text:p>266.68481863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187451185" calcext:value-type="float">
            <text:p>9.187451185</text:p>
          </table:table-cell>
          <table:table-cell office:value-type="float" office:value="67.602454796" calcext:value-type="float">
            <text:p>67.602454796</text:p>
          </table:table-cell>
          <table:table-cell table:style-name="ce5" office:value-type="float" office:value="272.515899593" calcext:value-type="float">
            <text:p>272.51589959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415506746" calcext:value-type="float">
            <text:p>9.415506746</text:p>
          </table:table-cell>
          <table:table-cell office:value-type="float" office:value="66.823585655" calcext:value-type="float">
            <text:p>66.823585655</text:p>
          </table:table-cell>
          <table:table-cell table:style-name="ce5" office:value-type="float" office:value="266.577529239" calcext:value-type="float">
            <text:p>266.57752923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82334099" calcext:value-type="float">
            <text:p>9.182334099</text:p>
          </table:table-cell>
          <table:table-cell office:value-type="float" office:value="69.43062967" calcext:value-type="float">
            <text:p>69.43062967</text:p>
          </table:table-cell>
          <table:table-cell table:style-name="ce5" office:value-type="float" office:value="266.320290302" calcext:value-type="float">
            <text:p>266.320290302</text:p>
          </table:table-cell>
          <table:table-cell table:number-columns-repeated="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8.88043643" calcext:value-type="float">
            <text:p>8.88043643</text:p>
          </table:table-cell>
          <table:table-cell table:style-name="ce8" office:value-type="float" office:value="67.347749687" calcext:value-type="float">
            <text:p>67.347749687</text:p>
          </table:table-cell>
          <table:table-cell table:style-name="ce6" office:value-type="float" office:value="265.540393223" calcext:value-type="float">
            <text:p>265.540393223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Inserts / sec</text:p>
          </table:table-cell>
          <table:table-cell table:style-name="ce7" table:formula="of:=[.B8]/[.B19]" office:value-type="float" office:value="4360509.74045096" calcext:value-type="float">
            <text:p>4360509.74045096</text:p>
          </table:table-cell>
          <table:table-cell table:style-name="ce7" table:formula="of:=[.C8]/[.C19]" office:value-type="float" office:value="4409150.23278071" calcext:value-type="float">
            <text:p>4409150.23278071</text:p>
          </table:table-cell>
          <table:table-cell table:style-name="ce4" table:formula="of:=[.D8]/[.D19]" office:value-type="float" office:value="4408828.59018448" calcext:value-type="float">
            <text:p>4408828.59018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style-name="Default" table:formula="of:=AVERAGE([.B10:.B16])" office:value-type="float" office:value="9.17323945614286" calcext:value-type="float">
            <text:p>9.1732394561</text:p>
          </table:table-cell>
          <table:table-cell table:formula="of:=AVERAGE([.C10:.C16])" office:value-type="float" office:value="68.0403216405714" calcext:value-type="float">
            <text:p>68.0403216406</text:p>
          </table:table-cell>
          <table:table-cell table:style-name="ce5" table:formula="of:=AVERAGE([.D10:.D16])" office:value-type="float" office:value="272.181141873286" calcext:value-type="float">
            <text:p>272.181141873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ariancia</text:p>
          </table:table-cell>
          <table:table-cell table:style-name="ce8" table:formula="of:=STDEV([.B10:.B16])" office:value-type="float" office:value="0.18514937325809" calcext:value-type="float">
            <text:p>0.1851493733</text:p>
          </table:table-cell>
          <table:table-cell table:style-name="ce8" table:formula="of:=STDEV([.C10:.C16])" office:value-type="float" office:value="1.00482166483205" calcext:value-type="float">
            <text:p>1.0048216648</text:p>
          </table:table-cell>
          <table:table-cell table:style-name="ce6" table:formula="of:=STDEV([.D10:.D16])" office:value-type="float" office:value="9.13191185452234" calcext:value-type="float">
            <text:p>9.1319118545</text:p>
          </table:table-cell>
          <table:table-cell table:number-columns-repeated="4"/>
        </table:table-row>
      </table:table>
      <table:table table:name="Insert" table:style-name="ta1">
        <table:table-column table:style-name="co4" table:default-cell-style-name="ce2"/>
        <table:table-column table:style-name="co5" table:default-cell-style-name="ce2"/>
        <table:table-column table:style-name="co5" table:number-columns-repeated="4" table:default-cell-style-name="Default"/>
        <table:table-column table:style-name="co5" table:default-cell-style-name="ce5"/>
        <table:table-column table:style-name="co5" table:default-cell-style-name="Default"/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4" office:value-type="string" calcext:value-type="string">
            <text:p>Insert N items</text:p>
          </table:table-cell>
          <table:table-cell table:style-name="ce7" office:value-type="string" calcext:value-type="string">
            <text:p>pocet vlakien = pocet radov</text:p>
          </table:table-cell>
          <table:table-cell table:style-name="ce7" table:number-columns-repeated="3"/>
          <table:table-cell table:style-name="ce4"/>
          <table:table-cell table:style-name="ce12"/>
        </table:table-row>
        <table:table-row table:style-name="ro1">
          <table:table-cell office:value-type="string" calcext:value-type="string">
            <text:p>Popis</text:p>
          </table:table-cell>
          <table:table-cell table:style-name="ce5" office:value-type="string" calcext:value-type="string">
            <text:p>Vlozi 80 mil poloziek</text:p>
          </table:table-cell>
          <table:table-cell table:number-columns-repeated="5"/>
          <table:table-cell table:style-name="ce12"/>
        </table:table-row>
        <table:table-row table:style-name="ro1">
          <table:table-cell office:value-type="string" calcext:value-type="string">
            <text:p>Pocet prvkov</text:p>
          </table:table-cell>
          <table:table-cell table:style-name="ce5" office:value-type="float" office:value="80000000" calcext:value-type="float">
            <text:p>80000000</text:p>
          </table:table-cell>
          <table:table-cell table:number-columns-repeated="5"/>
          <table:table-cell table:style-name="ce12"/>
        </table:table-row>
        <table:table-row table:style-name="ro1">
          <table:table-cell office:value-type="string" calcext:value-type="string">
            <text:p>Hodnoty</text:p>
          </table:table-cell>
          <table:table-cell table:style-name="ce5" office:value-type="string" calcext:value-type="string">
            <text:p>T[s]</text:p>
          </table:table-cell>
          <table:table-cell table:number-columns-repeated="5"/>
          <table:table-cell table:style-name="ce12"/>
        </table:table-row>
        <table:table-row table:style-name="ro1">
          <table:table-cell table:style-name="ce3" office:value-type="string" calcext:value-type="string">
            <text:p>Pocet merani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/>
          <table:table-cell table:style-name="ce12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pocet radov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meranie</text:p>
          </table:table-cell>
          <table:table-cell table:number-columns-repeated="6"/>
          <table:table-cell table:style-name="ce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2.46279881" calcext:value-type="float">
            <text:p>12.46279881</text:p>
          </table:table-cell>
          <table:table-cell table:style-name="ce7" office:value-type="float" office:value="9.425370814" calcext:value-type="float">
            <text:p>9.425370814</text:p>
          </table:table-cell>
          <table:table-cell table:style-name="ce7" office:value-type="float" office:value="7.34195489" calcext:value-type="float">
            <text:p>7.34195489</text:p>
          </table:table-cell>
          <table:table-cell table:style-name="ce7" office:value-type="float" office:value="7.68649524" calcext:value-type="float">
            <text:p>7.68649524</text:p>
          </table:table-cell>
          <table:table-cell table:style-name="ce7" office:value-type="float" office:value="17.420270009" calcext:value-type="float">
            <text:p>17.420270009</text:p>
          </table:table-cell>
          <table:table-cell table:style-name="ce4" office:value-type="float" office:value="24.806008652" calcext:value-type="float">
            <text:p>24.806008652</text:p>
          </table:table-cell>
          <table:table-cell table:style-name="ce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3688549" calcext:value-type="float">
            <text:p>12.43688549</text:p>
          </table:table-cell>
          <table:table-cell office:value-type="float" office:value="8.716415158" calcext:value-type="float">
            <text:p>8.716415158</text:p>
          </table:table-cell>
          <table:table-cell office:value-type="float" office:value="6.925059756" calcext:value-type="float">
            <text:p>6.925059756</text:p>
          </table:table-cell>
          <table:table-cell office:value-type="float" office:value="7.68498407" calcext:value-type="float">
            <text:p>7.68498407</text:p>
          </table:table-cell>
          <table:table-cell office:value-type="float" office:value="17.439151487" calcext:value-type="float">
            <text:p>17.439151487</text:p>
          </table:table-cell>
          <table:table-cell office:value-type="float" office:value="23.579983918" calcext:value-type="float">
            <text:p>23.5799839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88135643" calcext:value-type="float">
            <text:p>12.88135643</text:p>
          </table:table-cell>
          <table:table-cell office:value-type="float" office:value="9.530157802" calcext:value-type="float">
            <text:p>9.530157802</text:p>
          </table:table-cell>
          <table:table-cell office:value-type="float" office:value="7.462582884" calcext:value-type="float">
            <text:p>7.462582884</text:p>
          </table:table-cell>
          <table:table-cell office:value-type="float" office:value="7.764555915" calcext:value-type="float">
            <text:p>7.764555915</text:p>
          </table:table-cell>
          <table:table-cell office:value-type="float" office:value="17.547532925" calcext:value-type="float">
            <text:p>17.547532925</text:p>
          </table:table-cell>
          <table:table-cell office:value-type="float" office:value="23.823301452" calcext:value-type="float">
            <text:p>23.8233014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10493135" calcext:value-type="float">
            <text:p>12.10493135</text:p>
          </table:table-cell>
          <table:table-cell office:value-type="float" office:value="9.503947744" calcext:value-type="float">
            <text:p>9.503947744</text:p>
          </table:table-cell>
          <table:table-cell office:value-type="float" office:value="7.180607821" calcext:value-type="float">
            <text:p>7.180607821</text:p>
          </table:table-cell>
          <table:table-cell office:value-type="float" office:value="8.016269976" calcext:value-type="float">
            <text:p>8.016269976</text:p>
          </table:table-cell>
          <table:table-cell office:value-type="float" office:value="17.21048517" calcext:value-type="float">
            <text:p>17.21048517</text:p>
          </table:table-cell>
          <table:table-cell office:value-type="float" office:value="23.797961626" calcext:value-type="float">
            <text:p>23.7979616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0007389" calcext:value-type="float">
            <text:p>12.30007389</text:p>
          </table:table-cell>
          <table:table-cell office:value-type="float" office:value="9.585390148" calcext:value-type="float">
            <text:p>9.585390148</text:p>
          </table:table-cell>
          <table:table-cell office:value-type="float" office:value="7.352407114" calcext:value-type="float">
            <text:p>7.352407114</text:p>
          </table:table-cell>
          <table:table-cell office:value-type="float" office:value="8.26128513" calcext:value-type="float">
            <text:p>8.26128513</text:p>
          </table:table-cell>
          <table:table-cell office:value-type="float" office:value="17.179612137" calcext:value-type="float">
            <text:p>17.179612137</text:p>
          </table:table-cell>
          <table:table-cell office:value-type="float" office:value="23.531192695" calcext:value-type="float">
            <text:p>23.53119269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125501176" calcext:value-type="float">
            <text:p>12.125501176</text:p>
          </table:table-cell>
          <table:table-cell office:value-type="float" office:value="8.747919769" calcext:value-type="float">
            <text:p>8.747919769</text:p>
          </table:table-cell>
          <table:table-cell office:value-type="float" office:value="7.22099237" calcext:value-type="float">
            <text:p>7.22099237</text:p>
          </table:table-cell>
          <table:table-cell office:value-type="float" office:value="7.834201026" calcext:value-type="float">
            <text:p>7.834201026</text:p>
          </table:table-cell>
          <table:table-cell office:value-type="float" office:value="17.808832752" calcext:value-type="float">
            <text:p>17.808832752</text:p>
          </table:table-cell>
          <table:table-cell office:value-type="float" office:value="24.14181177" calcext:value-type="float">
            <text:p>24.14181177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2.586939771" calcext:value-type="float">
            <text:p>12.586939771</text:p>
          </table:table-cell>
          <table:table-cell table:style-name="ce8" office:value-type="float" office:value="9.590985752" calcext:value-type="float">
            <text:p>9.590985752</text:p>
          </table:table-cell>
          <table:table-cell table:style-name="ce8" office:value-type="float" office:value="7.281073764" calcext:value-type="float">
            <text:p>7.281073764</text:p>
          </table:table-cell>
          <table:table-cell table:style-name="ce8" office:value-type="float" office:value="7.709617887" calcext:value-type="float">
            <text:p>7.709617887</text:p>
          </table:table-cell>
          <table:table-cell table:style-name="ce8" office:value-type="float" office:value="17.903532296" calcext:value-type="float">
            <text:p>17.903532296</text:p>
          </table:table-cell>
          <table:table-cell table:style-name="ce6" office:value-type="float" office:value="23.515928201" calcext:value-type="float">
            <text:p>23.51592820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Inserts / sec</text:p>
          </table:table-cell>
          <table:table-cell table:style-name="ce7" table:formula="of:=[.$B$4]/[.B11]" office:value-type="float" office:value="6419103.86419854" calcext:value-type="float">
            <text:p>6419103.86419854</text:p>
          </table:table-cell>
          <table:table-cell table:style-name="ce7" table:formula="of:=[.$B$4]/[.C11]" office:value-type="float" office:value="8487729.72212104" calcext:value-type="float">
            <text:p>8487729.72212104</text:p>
          </table:table-cell>
          <table:table-cell table:style-name="ce7" table:formula="of:=[.$B$4]/[.D11]" office:value-type="float" office:value="10896280.5136494" calcext:value-type="float">
            <text:p>10896280.5136494</text:p>
          </table:table-cell>
          <table:table-cell table:style-name="ce7" table:formula="of:=[.$B$4]/[.E11]" office:value-type="float" office:value="10407864.3779919" calcext:value-type="float">
            <text:p>10407864.3779919</text:p>
          </table:table-cell>
          <table:table-cell table:style-name="ce7" table:formula="of:=[.$B$4]/[.F11]" office:value-type="float" office:value="4592351.3216884" calcext:value-type="float">
            <text:p>4592351.3216884</text:p>
          </table:table-cell>
          <table:table-cell table:style-name="ce4" table:formula="of:=[.$B$4]/[.G11]" office:value-type="float" office:value="3225025.07849242" calcext:value-type="float">
            <text:p>3225025.07849242</text:p>
          </table:table-cell>
          <table:table-cell/>
        </table:table-row>
        <table:table-row table:style-name="ro1">
          <table:table-cell table:style-name="ce10" office:value-type="string" calcext:value-type="string">
            <text:p>avg</text:p>
          </table:table-cell>
          <table:table-cell table:style-name="Default" table:formula="of:=AVERAGE([.B11:.B17])" office:value-type="float" office:value="12.4140695595714" calcext:value-type="float">
            <text:p>12.4140695596</text:p>
          </table:table-cell>
          <table:table-cell table:formula="of:=AVERAGE([.C11:.C17])" office:value-type="float" office:value="9.300026741" calcext:value-type="float">
            <text:p>9.300026741</text:p>
          </table:table-cell>
          <table:table-cell table:formula="of:=AVERAGE([.D11:.D17])" office:value-type="float" office:value="7.25209694271428" calcext:value-type="float">
            <text:p>7.2520969427</text:p>
          </table:table-cell>
          <table:table-cell table:formula="of:=AVERAGE([.E11:.E17])" office:value-type="float" office:value="7.85105846342857" calcext:value-type="float">
            <text:p>7.8510584634</text:p>
          </table:table-cell>
          <table:table-cell table:formula="of:=AVERAGE([.F11:.F17])" office:value-type="float" office:value="17.5013452537143" calcext:value-type="float">
            <text:p>17.5013452537</text:p>
          </table:table-cell>
          <table:table-cell table:formula="of:=AVERAGE([.G11:.G17])" office:value-type="float" office:value="23.8851697591429" calcext:value-type="float">
            <text:p>23.8851697591</text:p>
          </table:table-cell>
          <table:table-cell/>
        </table:table-row>
        <table:table-row table:style-name="ro1">
          <table:table-cell table:style-name="ce10" office:value-type="string" calcext:value-type="string">
            <text:p>variancia</text:p>
          </table:table-cell>
          <table:table-cell table:style-name="ce12" table:formula="of:=STDEV([.B11:.B17])" office:value-type="float" office:value="0.271713511226449" calcext:value-type="float">
            <text:p>0.2717135112</text:p>
          </table:table-cell>
          <table:table-cell table:style-name="ce12" table:formula="of:=STDEV([.C11:.C17])" office:value-type="float" office:value="0.391954339563777" calcext:value-type="float">
            <text:p>0.3919543396</text:p>
          </table:table-cell>
          <table:table-cell table:style-name="ce12" table:formula="of:=STDEV([.D11:.D17])" office:value-type="float" office:value="0.171421546324522" calcext:value-type="float">
            <text:p>0.1714215463</text:p>
          </table:table-cell>
          <table:table-cell table:style-name="ce12" table:formula="of:=STDEV([.E11:.E17])" office:value-type="float" office:value="0.215257528421213" calcext:value-type="float">
            <text:p>0.2152575284</text:p>
          </table:table-cell>
          <table:table-cell table:style-name="ce12" table:formula="of:=STDEV([.F11:.F17])" office:value-type="float" office:value="0.275979868280249" calcext:value-type="float">
            <text:p>0.2759798683</text:p>
          </table:table-cell>
          <table:table-cell table:formula="of:=STDEV([.G11:.G17])" office:value-type="float" office:value="0.461883791676937" calcext:value-type="float">
            <text:p>0.4618837917</text:p>
          </table:table-cell>
          <table:table-cell/>
        </table:table-row>
        <table:table-row table:style-name="ro1">
          <table:table-cell table:style-name="ce11" office:value-type="string" calcext:value-type="string">
            <text:p>zrychlenie</text:p>
          </table:table-cell>
          <table:table-cell table:style-name="ce8" table:formula="of:=([.$B$20]/[.B20])-1" office:value-type="float" office:value="0" calcext:value-type="float">
            <text:p>0</text:p>
          </table:table-cell>
          <table:table-cell table:style-name="ce8" table:formula="of:=([.$B$20]/[.C20])-1" office:value-type="float" office:value="0.33484235102711" calcext:value-type="float">
            <text:p>0.334842351</text:p>
          </table:table-cell>
          <table:table-cell table:style-name="ce8" table:formula="of:=([.$B$20]/[.D20])-1" office:value-type="float" office:value="0.711790349416529" calcext:value-type="float">
            <text:p>0.7117903494</text:p>
          </table:table-cell>
          <table:table-cell table:style-name="ce8" table:formula="of:=([.$B$20]/[.E20])-1" office:value-type="float" office:value="0.58119693254076" calcext:value-type="float">
            <text:p>0.5811969325</text:p>
          </table:table-cell>
          <table:table-cell table:style-name="ce8" table:formula="of:=([.$B$20]/[.F20])-1" office:value-type="float" office:value="-0.290679123255579" calcext:value-type="float">
            <text:p>-0.2906791233</text:p>
          </table:table-cell>
          <table:table-cell table:style-name="ce6" table:formula="of:=([.$B$20]/[.G20])-1" office:value-type="float" office:value="-0.480260358843817" calcext:value-type="float">
            <text:p>-0.4802603588</text:p>
          </table:table-cell>
          <table:table-cell/>
        </table:table-row>
      </table:table>
      <table:table table:name="Remove" table:style-name="ta1">
        <table:table-column table:style-name="co6" table:default-cell-style-name="ce2"/>
        <table:table-column table:style-name="co7" table:default-cell-style-name="ce2"/>
        <table:table-column table:style-name="co7" table:number-columns-repeated="4" table:default-cell-style-name="Default"/>
        <table:table-column table:style-name="co7" table:default-cell-style-name="ce12"/>
        <table:table-column table:style-name="co7" table:default-cell-style-name="Default"/>
        <table:table-column table:style-name="co3" table:default-cell-style-name="ce5"/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4" office:value-type="string" calcext:value-type="string">
            <text:p>Remove N items – libhoard malloc</text:p>
          </table:table-cell>
          <table:table-cell table:style-name="ce7" table:number-columns-repeated="6"/>
          <table:table-cell table:style-name="ce4"/>
        </table:table-row>
        <table:table-row table:style-name="ro1">
          <table:table-cell office:value-type="string" calcext:value-type="string">
            <text:p>Popis</text:p>
          </table:table-cell>
          <table:table-cell table:style-name="ce5" office:value-type="string" calcext:value-type="string">
            <text:p>Vlozi 80 mil poloziek, zapne casovac a vyberie 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cet prvkov</text:p>
          </table:table-cell>
          <table:table-cell table:style-name="ce5" office:value-type="float" office:value="80000000" calcext:value-type="float">
            <text:p>80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dnoty</text:p>
          </table:table-cell>
          <table:table-cell table:style-name="ce5" office:value-type="string" calcext:value-type="string">
            <text:p>T[s]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ocet merani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pocet radov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string" calcext:value-type="string">
            <text:p>meranie</text:p>
          </table:table-cell>
          <table:table-cell table:number-columns-repeated="5"/>
          <table:table-cell table:style-name="ce8"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.217903412" calcext:value-type="float">
            <text:p>4.217903412</text:p>
          </table:table-cell>
          <table:table-cell table:style-name="ce7" office:value-type="float" office:value="7.607454434" calcext:value-type="float">
            <text:p>7.607454434</text:p>
          </table:table-cell>
          <table:table-cell table:style-name="ce7" office:value-type="float" office:value="4.277436927" calcext:value-type="float">
            <text:p>4.277436927</text:p>
          </table:table-cell>
          <table:table-cell table:style-name="ce7" office:value-type="float" office:value="5.610791058" calcext:value-type="float">
            <text:p>5.610791058</text:p>
          </table:table-cell>
          <table:table-cell table:style-name="ce7" office:value-type="float" office:value="3.631065574" calcext:value-type="float">
            <text:p>3.631065574</text:p>
          </table:table-cell>
          <table:table-cell office:value-type="float" office:value="3.574553188" calcext:value-type="float">
            <text:p>3.574553188</text:p>
          </table:table-cell>
          <table:table-cell office:value-type="float" office:value="2.771938955" calcext:value-type="float">
            <text:p>2.771938955</text:p>
          </table:table-cell>
          <table:table-cell office:value-type="float" office:value="2.050240167" calcext:value-type="float">
            <text:p>2.050240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51998595" calcext:value-type="float">
            <text:p>4.251998595</text:p>
          </table:table-cell>
          <table:table-cell office:value-type="float" office:value="7.642795745" calcext:value-type="float">
            <text:p>7.642795745</text:p>
          </table:table-cell>
          <table:table-cell office:value-type="float" office:value="5.731396845" calcext:value-type="float">
            <text:p>5.731396845</text:p>
          </table:table-cell>
          <table:table-cell office:value-type="float" office:value="4.161907305" calcext:value-type="float">
            <text:p>4.161907305</text:p>
          </table:table-cell>
          <table:table-cell office:value-type="float" office:value="3.381452841" calcext:value-type="float">
            <text:p>3.381452841</text:p>
          </table:table-cell>
          <table:table-cell office:value-type="float" office:value="2.719307157" calcext:value-type="float">
            <text:p>2.719307157</text:p>
          </table:table-cell>
          <table:table-cell office:value-type="float" office:value="2.543798468" calcext:value-type="float">
            <text:p>2.543798468</text:p>
          </table:table-cell>
          <table:table-cell office:value-type="float" office:value="3.303474202" calcext:value-type="float">
            <text:p>3.303474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29331326" calcext:value-type="float">
            <text:p>4.429331326</text:p>
          </table:table-cell>
          <table:table-cell office:value-type="float" office:value="7.586228246" calcext:value-type="float">
            <text:p>7.586228246</text:p>
          </table:table-cell>
          <table:table-cell office:value-type="float" office:value="3.689078583" calcext:value-type="float">
            <text:p>3.689078583</text:p>
          </table:table-cell>
          <table:table-cell office:value-type="float" office:value="3.931494051" calcext:value-type="float">
            <text:p>3.931494051</text:p>
          </table:table-cell>
          <table:table-cell office:value-type="float" office:value="3.62270179" calcext:value-type="float">
            <text:p>3.62270179</text:p>
          </table:table-cell>
          <table:table-cell office:value-type="float" office:value="2.062441676" calcext:value-type="float">
            <text:p>2.062441676</text:p>
          </table:table-cell>
          <table:table-cell office:value-type="float" office:value="2.575557807" calcext:value-type="float">
            <text:p>2.575557807</text:p>
          </table:table-cell>
          <table:table-cell office:value-type="float" office:value="3.289180549" calcext:value-type="float">
            <text:p>3.2891805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99968638" calcext:value-type="float">
            <text:p>4.199968638</text:p>
          </table:table-cell>
          <table:table-cell office:value-type="float" office:value="4.252312504" calcext:value-type="float">
            <text:p>4.252312504</text:p>
          </table:table-cell>
          <table:table-cell office:value-type="float" office:value="5.178106487" calcext:value-type="float">
            <text:p>5.178106487</text:p>
          </table:table-cell>
          <table:table-cell office:value-type="float" office:value="4.47020409" calcext:value-type="float">
            <text:p>4.47020409</text:p>
          </table:table-cell>
          <table:table-cell office:value-type="float" office:value="3.635247816" calcext:value-type="float">
            <text:p>3.635247816</text:p>
          </table:table-cell>
          <table:table-cell office:value-type="float" office:value="3.24215955" calcext:value-type="float">
            <text:p>3.24215955</text:p>
          </table:table-cell>
          <table:table-cell office:value-type="float" office:value="2.575032316" calcext:value-type="float">
            <text:p>2.575032316</text:p>
          </table:table-cell>
          <table:table-cell office:value-type="float" office:value="3.770960232" calcext:value-type="float">
            <text:p>3.770960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29234055" calcext:value-type="float">
            <text:p>4.229234055</text:p>
          </table:table-cell>
          <table:table-cell office:value-type="float" office:value="6.541976364" calcext:value-type="float">
            <text:p>6.541976364</text:p>
          </table:table-cell>
          <table:table-cell office:value-type="float" office:value="4.987354827" calcext:value-type="float">
            <text:p>4.987354827</text:p>
          </table:table-cell>
          <table:table-cell office:value-type="float" office:value="3.092016209" calcext:value-type="float">
            <text:p>3.092016209</text:p>
          </table:table-cell>
          <table:table-cell office:value-type="float" office:value="3.39235332" calcext:value-type="float">
            <text:p>3.39235332</text:p>
          </table:table-cell>
          <table:table-cell office:value-type="float" office:value="2.530685663" calcext:value-type="float">
            <text:p>2.530685663</text:p>
          </table:table-cell>
          <table:table-cell office:value-type="float" office:value="2.496246138" calcext:value-type="float">
            <text:p>2.496246138</text:p>
          </table:table-cell>
          <table:table-cell office:value-type="float" office:value="3.773742496" calcext:value-type="float">
            <text:p>3.773742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11336165" calcext:value-type="float">
            <text:p>4.511336165</text:p>
          </table:table-cell>
          <table:table-cell office:value-type="float" office:value="6.994951997" calcext:value-type="float">
            <text:p>6.994951997</text:p>
          </table:table-cell>
          <table:table-cell office:value-type="float" office:value="6.102397388" calcext:value-type="float">
            <text:p>6.102397388</text:p>
          </table:table-cell>
          <table:table-cell office:value-type="float" office:value="4.300989681" calcext:value-type="float">
            <text:p>4.300989681</text:p>
          </table:table-cell>
          <table:table-cell office:value-type="float" office:value="3.317946676" calcext:value-type="float">
            <text:p>3.317946676</text:p>
          </table:table-cell>
          <table:table-cell office:value-type="float" office:value="2.738309631" calcext:value-type="float">
            <text:p>2.738309631</text:p>
          </table:table-cell>
          <table:table-cell office:value-type="float" office:value="2.061219234" calcext:value-type="float">
            <text:p>2.061219234</text:p>
          </table:table-cell>
          <table:table-cell office:value-type="float" office:value="3.244083707" calcext:value-type="float">
            <text:p>3.24408370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4.296429484" calcext:value-type="float">
            <text:p>4.296429484</text:p>
          </table:table-cell>
          <table:table-cell table:style-name="ce8" office:value-type="float" office:value="7.533758808" calcext:value-type="float">
            <text:p>7.533758808</text:p>
          </table:table-cell>
          <table:table-cell table:style-name="ce8" office:value-type="float" office:value="5.626510381" calcext:value-type="float">
            <text:p>5.626510381</text:p>
          </table:table-cell>
          <table:table-cell table:style-name="ce8" office:value-type="float" office:value="3.290450527" calcext:value-type="float">
            <text:p>3.290450527</text:p>
          </table:table-cell>
          <table:table-cell table:style-name="ce8" office:value-type="float" office:value="3.013943356" calcext:value-type="float">
            <text:p>3.013943356</text:p>
          </table:table-cell>
          <table:table-cell office:value-type="float" office:value="2.596287645" calcext:value-type="float">
            <text:p>2.596287645</text:p>
          </table:table-cell>
          <table:table-cell office:value-type="float" office:value="2.534397215" calcext:value-type="float">
            <text:p>2.534397215</text:p>
          </table:table-cell>
          <table:table-cell office:value-type="float" office:value="2.987534754" calcext:value-type="float">
            <text:p>2.987534754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13" table:number-columns-repeated="2"/>
          <table:table-cell table:style-name="ce14"/>
        </table:table-row>
        <table:table-row table:style-name="ro1">
          <table:table-cell table:style-name="ce9" office:value-type="string" calcext:value-type="string">
            <text:p>Inserts / sec</text:p>
          </table:table-cell>
          <table:table-cell table:style-name="ce7" table:formula="of:=[.$B$4]/[.B20]" office:value-type="float" office:value="18582301.9781739" calcext:value-type="float">
            <text:p>18582301.9781739</text:p>
          </table:table-cell>
          <table:table-cell table:style-name="ce7" table:formula="of:=[.$B$4]/[.C20]" office:value-type="float" office:value="11628032.9878254" calcext:value-type="float">
            <text:p>11628032.9878254</text:p>
          </table:table-cell>
          <table:table-cell table:style-name="ce7" table:formula="of:=[.$B$4]/[.D20]" office:value-type="float" office:value="15733748.3683223" calcext:value-type="float">
            <text:p>15733748.3683223</text:p>
          </table:table-cell>
          <table:table-cell table:style-name="ce7" table:formula="of:=[.$B$4]/[.E20]" office:value-type="float" office:value="19405463.099872" calcext:value-type="float">
            <text:p>19405463.099872</text:p>
          </table:table-cell>
          <table:table-cell table:style-name="ce7" table:formula="of:=[.$B$4]/[.F20]" office:value-type="float" office:value="23338476.1873043" calcext:value-type="float">
            <text:p>23338476.1873043</text:p>
          </table:table-cell>
          <table:table-cell table:style-name="ce7" table:formula="of:=[.$B$4]/[.G20]" office:value-type="float" office:value="28771442.191521" calcext:value-type="float">
            <text:p>28771442.191521</text:p>
          </table:table-cell>
          <table:table-cell table:style-name="ce7" table:formula="of:=[.$B$4]/[.H20]" office:value-type="float" office:value="31893947.8248102" calcext:value-type="float">
            <text:p>31893947.8248102</text:p>
          </table:table-cell>
          <table:table-cell table:style-name="ce4" table:formula="of:=[.$B$4]/[.I20]" office:value-type="float" office:value="24978571.8344162" calcext:value-type="float">
            <text:p>24978571.8344162</text:p>
          </table:table-cell>
        </table:table-row>
        <table:table-row table:style-name="ro1">
          <table:table-cell table:style-name="ce10" office:value-type="string" calcext:value-type="string">
            <text:p>avg</text:p>
          </table:table-cell>
          <table:table-cell table:style-name="Default" table:formula="of:=AVERAGE([.B11:.B17])" office:value-type="float" office:value="4.30517166785714" calcext:value-type="float">
            <text:p>4.3051716679</text:p>
          </table:table-cell>
          <table:table-cell table:formula="of:=AVERAGE([.C11:.C17])" office:value-type="float" office:value="6.87992544257143" calcext:value-type="float">
            <text:p>6.8799254426</text:p>
          </table:table-cell>
          <table:table-cell table:formula="of:=AVERAGE([.D11:.D17])" office:value-type="float" office:value="5.084611634" calcext:value-type="float">
            <text:p>5.084611634</text:p>
          </table:table-cell>
          <table:table-cell table:formula="of:=AVERAGE([.E11:.E17])" office:value-type="float" office:value="4.12255041728572" calcext:value-type="float">
            <text:p>4.1225504173</text:p>
          </table:table-cell>
          <table:table-cell table:formula="of:=AVERAGE([.F11:.F17])" office:value-type="float" office:value="3.42781591042857" calcext:value-type="float">
            <text:p>3.4278159104</text:p>
          </table:table-cell>
          <table:table-cell table:formula="of:=AVERAGE([.G11:.G17])" office:value-type="float" office:value="2.78053493" calcext:value-type="float">
            <text:p>2.78053493</text:p>
          </table:table-cell>
          <table:table-cell table:style-name="ce12" table:formula="of:=AVERAGE([.H11:.H17])" office:value-type="float" office:value="2.50831287614286" calcext:value-type="float">
            <text:p>2.5083128761</text:p>
          </table:table-cell>
          <table:table-cell table:formula="of:=AVERAGE([.I11:.I17])" office:value-type="float" office:value="3.20274515814286" calcext:value-type="float">
            <text:p>3.2027451581</text:p>
          </table:table-cell>
        </table:table-row>
        <table:table-row table:style-name="ro1">
          <table:table-cell table:style-name="ce5" office:value-type="string" calcext:value-type="string">
            <text:p>variancia</text:p>
          </table:table-cell>
          <table:table-cell table:style-name="ce12" table:formula="of:=STDEV([.B11:.B17])" office:value-type="float" office:value="0.119214910327172" calcext:value-type="float">
            <text:p>0.1192149103</text:p>
          </table:table-cell>
          <table:table-cell table:style-name="ce12" table:formula="of:=STDEV([.C11:.C17])" office:value-type="float" office:value="1.22945934556985" calcext:value-type="float">
            <text:p>1.2294593456</text:p>
          </table:table-cell>
          <table:table-cell table:style-name="ce12" table:formula="of:=STDEV([.D11:.D17])" office:value-type="float" office:value="0.85294752479398" calcext:value-type="float">
            <text:p>0.8529475248</text:p>
          </table:table-cell>
          <table:table-cell table:style-name="ce12" table:formula="of:=STDEV([.E11:.E17])" office:value-type="float" office:value="0.83266703361645" calcext:value-type="float">
            <text:p>0.8326670336</text:p>
          </table:table-cell>
          <table:table-cell table:style-name="ce12" table:formula="of:=STDEV([.F11:.F17])" office:value-type="float" office:value="0.226968351963116" calcext:value-type="float">
            <text:p>0.226968352</text:p>
          </table:table-cell>
          <table:table-cell table:formula="of:=STDEV([.G11:.G17])" office:value-type="float" office:value="0.493478087926285" calcext:value-type="float">
            <text:p>0.4934780879</text:p>
          </table:table-cell>
          <table:table-cell table:style-name="ce12" table:formula="of:=STDEV([.H11:.H17])" office:value-type="float" office:value="0.216198221088682" calcext:value-type="float">
            <text:p>0.2161982211</text:p>
          </table:table-cell>
          <table:table-cell table:formula="of:=STDEV([.I11:.I17])" office:value-type="float" office:value="0.583497485762873" calcext:value-type="float">
            <text:p>0.5834974858</text:p>
          </table:table-cell>
        </table:table-row>
        <table:table-row table:style-name="ro1">
          <table:table-cell table:style-name="ce11" office:value-type="string" calcext:value-type="string">
            <text:p>zrychlenie</text:p>
          </table:table-cell>
          <table:table-cell table:style-name="ce8" table:formula="of:=([.$B$20]/[.B20])-1" office:value-type="float" office:value="0" calcext:value-type="float">
            <text:p>0</text:p>
          </table:table-cell>
          <table:table-cell table:style-name="ce8" table:formula="of:=([.$B$20]/[.C20])-1" office:value-type="float" office:value="-0.374241522848822" calcext:value-type="float">
            <text:p>-0.3742415228</text:p>
          </table:table-cell>
          <table:table-cell table:style-name="ce8" table:formula="of:=([.$B$20]/[.D20])-1" office:value-type="float" office:value="-0.153293903693817" calcext:value-type="float">
            <text:p>-0.1532939037</text:p>
          </table:table-cell>
          <table:table-cell table:style-name="ce8" table:formula="of:=([.$B$20]/[.E20])-1" office:value-type="float" office:value="0.0442981242402043" calcext:value-type="float">
            <text:p>0.0442981242</text:p>
          </table:table-cell>
          <table:table-cell table:style-name="ce8" table:formula="of:=([.$B$20]/[.F20])-1" office:value-type="float" office:value="0.255951830656763" calcext:value-type="float">
            <text:p>0.2559518307</text:p>
          </table:table-cell>
          <table:table-cell table:style-name="ce8" table:formula="of:=([.$B$20]/[.G20])-1" office:value-type="float" office:value="0.548324972079075" calcext:value-type="float">
            <text:p>0.5483249721</text:p>
          </table:table-cell>
          <table:table-cell table:style-name="ce8" table:formula="of:=([.$B$20]/[.H20])-1" office:value-type="float" office:value="0.716361506893588" calcext:value-type="float">
            <text:p>0.7163615069</text:p>
          </table:table-cell>
          <table:table-cell table:style-name="ce6" table:formula="of:=([.$B$20]/[.I20])-1" office:value-type="float" office:value="0.344212997063288" calcext:value-type="float">
            <text:p>0.344212997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4" office:value-type="string" calcext:value-type="string">
            <text:p>Remove N items – glibc malloc</text:p>
          </table:table-cell>
          <table:table-cell table:style-name="ce7" table:number-columns-repeated="6"/>
          <table:table-cell table:style-name="ce4"/>
        </table:table-row>
        <table:table-row table:style-name="ro1">
          <table:table-cell office:value-type="string" calcext:value-type="string">
            <text:p>Popis</text:p>
          </table:table-cell>
          <table:table-cell table:style-name="ce5" office:value-type="string" calcext:value-type="string">
            <text:p>Vlozi 80 mil poloziek, zapne casovac a vyberie 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cet prvkov</text:p>
          </table:table-cell>
          <table:table-cell table:style-name="ce5" office:value-type="float" office:value="80000000" calcext:value-type="float">
            <text:p>800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dnoty</text:p>
          </table:table-cell>
          <table:table-cell table:style-name="ce5" office:value-type="string" calcext:value-type="string">
            <text:p>T[s]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ocet merani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pocet radov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</table:table-row>
        <table:table-row table:style-name="ro1">
          <table:table-cell table:style-name="ce3" office:value-type="string" calcext:value-type="string">
            <text:p>meranie</text:p>
          </table:table-cell>
          <table:table-cell table:number-columns-repeated="5"/>
          <table:table-cell table:style-name="ce8"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.611746245" calcext:value-type="float">
            <text:p>10.611746245</text:p>
          </table:table-cell>
          <table:table-cell table:style-name="ce7" office:value-type="float" office:value="9.844000768" calcext:value-type="float">
            <text:p>9.844000768</text:p>
          </table:table-cell>
          <table:table-cell table:style-name="ce7" office:value-type="float" office:value="7.587893061" calcext:value-type="float">
            <text:p>7.587893061</text:p>
          </table:table-cell>
          <table:table-cell table:style-name="ce7" office:value-type="float" office:value="5.626949448" calcext:value-type="float">
            <text:p>5.626949448</text:p>
          </table:table-cell>
          <table:table-cell table:style-name="ce7" office:value-type="float" office:value="4.761838925" calcext:value-type="float">
            <text:p>4.761838925</text:p>
          </table:table-cell>
          <table:table-cell office:value-type="float" office:value="8.482947262" calcext:value-type="float">
            <text:p>8.482947262</text:p>
          </table:table-cell>
          <table:table-cell office:value-type="float" office:value="8.534084217" calcext:value-type="float">
            <text:p>8.534084217</text:p>
          </table:table-cell>
          <table:table-cell office:value-type="float" office:value="15.174009239" calcext:value-type="float">
            <text:p>15.174009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31534769" calcext:value-type="float">
            <text:p>9.931534769</text:p>
          </table:table-cell>
          <table:table-cell office:value-type="float" office:value="9.572816282" calcext:value-type="float">
            <text:p>9.572816282</text:p>
          </table:table-cell>
          <table:table-cell office:value-type="float" office:value="6.513868563" calcext:value-type="float">
            <text:p>6.513868563</text:p>
          </table:table-cell>
          <table:table-cell office:value-type="float" office:value="5.104131433" calcext:value-type="float">
            <text:p>5.104131433</text:p>
          </table:table-cell>
          <table:table-cell office:value-type="float" office:value="4.604070066" calcext:value-type="float">
            <text:p>4.604070066</text:p>
          </table:table-cell>
          <table:table-cell office:value-type="float" office:value="7.788382774" calcext:value-type="float">
            <text:p>7.788382774</text:p>
          </table:table-cell>
          <table:table-cell office:value-type="float" office:value="8.460155624" calcext:value-type="float">
            <text:p>8.460155624</text:p>
          </table:table-cell>
          <table:table-cell office:value-type="float" office:value="14.111347771" calcext:value-type="float">
            <text:p>14.111347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864197359" calcext:value-type="float">
            <text:p>9.864197359</text:p>
          </table:table-cell>
          <table:table-cell office:value-type="float" office:value="8.779926307" calcext:value-type="float">
            <text:p>8.779926307</text:p>
          </table:table-cell>
          <table:table-cell office:value-type="float" office:value="7.2108479" calcext:value-type="float">
            <text:p>7.2108479</text:p>
          </table:table-cell>
          <table:table-cell office:value-type="float" office:value="5.740023129" calcext:value-type="float">
            <text:p>5.740023129</text:p>
          </table:table-cell>
          <table:table-cell office:value-type="float" office:value="4.74803542" calcext:value-type="float">
            <text:p>4.74803542</text:p>
          </table:table-cell>
          <table:table-cell office:value-type="float" office:value="8.197651719" calcext:value-type="float">
            <text:p>8.197651719</text:p>
          </table:table-cell>
          <table:table-cell office:value-type="float" office:value="8.70829221" calcext:value-type="float">
            <text:p>8.70829221</text:p>
          </table:table-cell>
          <table:table-cell office:value-type="float" office:value="14.535356587" calcext:value-type="float">
            <text:p>14.5353565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822759167" calcext:value-type="float">
            <text:p>9.822759167</text:p>
          </table:table-cell>
          <table:table-cell office:value-type="float" office:value="8.907913641" calcext:value-type="float">
            <text:p>8.907913641</text:p>
          </table:table-cell>
          <table:table-cell office:value-type="float" office:value="7.530387085" calcext:value-type="float">
            <text:p>7.530387085</text:p>
          </table:table-cell>
          <table:table-cell office:value-type="float" office:value="5.66649378" calcext:value-type="float">
            <text:p>5.66649378</text:p>
          </table:table-cell>
          <table:table-cell office:value-type="float" office:value="4.875429578" calcext:value-type="float">
            <text:p>4.875429578</text:p>
          </table:table-cell>
          <table:table-cell office:value-type="float" office:value="7.988168705" calcext:value-type="float">
            <text:p>7.988168705</text:p>
          </table:table-cell>
          <table:table-cell office:value-type="float" office:value="14.798629304" calcext:value-type="float">
            <text:p>14.798629304</text:p>
          </table:table-cell>
          <table:table-cell office:value-type="float" office:value="13.960631143" calcext:value-type="float">
            <text:p>13.960631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01684532" calcext:value-type="float">
            <text:p>9.901684532</text:p>
          </table:table-cell>
          <table:table-cell office:value-type="float" office:value="8.447444332" calcext:value-type="float">
            <text:p>8.447444332</text:p>
          </table:table-cell>
          <table:table-cell office:value-type="float" office:value="7.495378378" calcext:value-type="float">
            <text:p>7.495378378</text:p>
          </table:table-cell>
          <table:table-cell office:value-type="float" office:value="5.693596114" calcext:value-type="float">
            <text:p>5.693596114</text:p>
          </table:table-cell>
          <table:table-cell office:value-type="float" office:value="7.750707112" calcext:value-type="float">
            <text:p>7.750707112</text:p>
          </table:table-cell>
          <table:table-cell office:value-type="float" office:value="7.764093412" calcext:value-type="float">
            <text:p>7.764093412</text:p>
          </table:table-cell>
          <table:table-cell office:value-type="float" office:value="8.541747872" calcext:value-type="float">
            <text:p>8.541747872</text:p>
          </table:table-cell>
          <table:table-cell office:value-type="float" office:value="13.803237139" calcext:value-type="float">
            <text:p>13.8032371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922887996" calcext:value-type="float">
            <text:p>9.922887996</text:p>
          </table:table-cell>
          <table:table-cell office:value-type="float" office:value="8.611008703" calcext:value-type="float">
            <text:p>8.611008703</text:p>
          </table:table-cell>
          <table:table-cell office:value-type="float" office:value="6.788852412" calcext:value-type="float">
            <text:p>6.788852412</text:p>
          </table:table-cell>
          <table:table-cell office:value-type="float" office:value="5.706214118" calcext:value-type="float">
            <text:p>5.706214118</text:p>
          </table:table-cell>
          <table:table-cell office:value-type="float" office:value="4.794385066" calcext:value-type="float">
            <text:p>4.794385066</text:p>
          </table:table-cell>
          <table:table-cell office:value-type="float" office:value="8.090611431" calcext:value-type="float">
            <text:p>8.090611431</text:p>
          </table:table-cell>
          <table:table-cell office:value-type="float" office:value="8.301082602" calcext:value-type="float">
            <text:p>8.301082602</text:p>
          </table:table-cell>
          <table:table-cell office:value-type="float" office:value="13.503872583" calcext:value-type="float">
            <text:p>13.50387258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9.934496697" calcext:value-type="float">
            <text:p>9.934496697</text:p>
          </table:table-cell>
          <table:table-cell table:style-name="ce8" office:value-type="float" office:value="9.79059362" calcext:value-type="float">
            <text:p>9.79059362</text:p>
          </table:table-cell>
          <table:table-cell table:style-name="ce8" office:value-type="float" office:value="7.099975307" calcext:value-type="float">
            <text:p>7.099975307</text:p>
          </table:table-cell>
          <table:table-cell table:style-name="ce8" office:value-type="float" office:value="5.559640914" calcext:value-type="float">
            <text:p>5.559640914</text:p>
          </table:table-cell>
          <table:table-cell table:style-name="ce8" office:value-type="float" office:value="4.43054001" calcext:value-type="float">
            <text:p>4.43054001</text:p>
          </table:table-cell>
          <table:table-cell office:value-type="float" office:value="5.162744992" calcext:value-type="float">
            <text:p>5.162744992</text:p>
          </table:table-cell>
          <table:table-cell office:value-type="float" office:value="9.242391637" calcext:value-type="float">
            <text:p>9.242391637</text:p>
          </table:table-cell>
          <table:table-cell office:value-type="float" office:value="15.521470244" calcext:value-type="float">
            <text:p>15.521470244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13" table:number-columns-repeated="2"/>
          <table:table-cell table:style-name="ce14"/>
        </table:table-row>
        <table:table-row table:style-name="ro1">
          <table:table-cell table:style-name="ce9" office:value-type="string" calcext:value-type="string">
            <text:p>Inserts / sec</text:p>
          </table:table-cell>
          <table:table-cell table:style-name="ce7" table:formula="of:=[.$B$26]/[.B42]" office:value-type="float" office:value="8001222.27071468" calcext:value-type="float">
            <text:p>8001222.27071468</text:p>
          </table:table-cell>
          <table:table-cell table:style-name="ce7" table:formula="of:=[.$B$26]/[.C42]" office:value-type="float" office:value="8756334.16069925" calcext:value-type="float">
            <text:p>8756334.16069925</text:p>
          </table:table-cell>
          <table:table-cell table:style-name="ce7" table:formula="of:=[.$B$26]/[.D42]" office:value-type="float" office:value="11149336.8101326" calcext:value-type="float">
            <text:p>11149336.8101326</text:p>
          </table:table-cell>
          <table:table-cell table:style-name="ce7" table:formula="of:=[.$B$26]/[.E42]" office:value-type="float" office:value="14323331.6897317" calcext:value-type="float">
            <text:p>14323331.6897317</text:p>
          </table:table-cell>
          <table:table-cell table:style-name="ce7" table:formula="of:=[.$B$26]/[.F42]" office:value-type="float" office:value="15570691.0557442" calcext:value-type="float">
            <text:p>15570691.0557442</text:p>
          </table:table-cell>
          <table:table-cell table:style-name="ce7" table:formula="of:=[.$B$26]/[.G42]" office:value-type="float" office:value="10472261.539323" calcext:value-type="float">
            <text:p>10472261.539323</text:p>
          </table:table-cell>
          <table:table-cell table:style-name="ce7" table:formula="of:=[.$B$26]/[.H42]" office:value-type="float" office:value="8410127.87976305" calcext:value-type="float">
            <text:p>8410127.87976305</text:p>
          </table:table-cell>
          <table:table-cell table:style-name="ce4" table:formula="of:=[.$B$26]/[.I42]" office:value-type="float" office:value="5566051.2781062" calcext:value-type="float">
            <text:p>5566051.2781062</text:p>
          </table:table-cell>
        </table:table-row>
        <table:table-row table:style-name="ro1">
          <table:table-cell table:style-name="ce10" office:value-type="string" calcext:value-type="string">
            <text:p>avg</text:p>
          </table:table-cell>
          <table:table-cell table:style-name="Default" table:formula="of:=AVERAGE([.B33:.B39])" office:value-type="float" office:value="9.998472395" calcext:value-type="float">
            <text:p>9.998472395</text:p>
          </table:table-cell>
          <table:table-cell table:formula="of:=AVERAGE([.C33:.C39])" office:value-type="float" office:value="9.136243379" calcext:value-type="float">
            <text:p>9.136243379</text:p>
          </table:table-cell>
          <table:table-cell table:formula="of:=AVERAGE([.D33:.D39])" office:value-type="float" office:value="7.17531467228571" calcext:value-type="float">
            <text:p>7.1753146723</text:p>
          </table:table-cell>
          <table:table-cell table:formula="of:=AVERAGE([.E33:.E39])" office:value-type="float" office:value="5.58529270514286" calcext:value-type="float">
            <text:p>5.5852927051</text:p>
          </table:table-cell>
          <table:table-cell table:formula="of:=AVERAGE([.F33:.F39])" office:value-type="float" office:value="5.13785802528571" calcext:value-type="float">
            <text:p>5.1378580253</text:p>
          </table:table-cell>
          <table:table-cell table:formula="of:=AVERAGE([.G33:.G39])" office:value-type="float" office:value="7.63922861357143" calcext:value-type="float">
            <text:p>7.6392286136</text:p>
          </table:table-cell>
          <table:table-cell table:style-name="ce12" table:formula="of:=AVERAGE([.H33:.H39])" office:value-type="float" office:value="9.51234049514286" calcext:value-type="float">
            <text:p>9.5123404951</text:p>
          </table:table-cell>
          <table:table-cell table:formula="of:=AVERAGE([.I33:.I39])" office:value-type="float" office:value="14.3728463865714" calcext:value-type="float">
            <text:p>14.3728463866</text:p>
          </table:table-cell>
        </table:table-row>
        <table:table-row table:style-name="ro1">
          <table:table-cell table:style-name="ce5" office:value-type="string" calcext:value-type="string">
            <text:p>variancia</text:p>
          </table:table-cell>
          <table:table-cell table:style-name="ce12" table:formula="of:=STDEV([.B33:.B39])" office:value-type="float" office:value="0.2734544954181" calcext:value-type="float">
            <text:p>0.2734544954</text:p>
          </table:table-cell>
          <table:table-cell table:style-name="ce12" table:formula="of:=STDEV([.C33:.C39])" office:value-type="float" office:value="0.584394640673783" calcext:value-type="float">
            <text:p>0.5843946407</text:p>
          </table:table-cell>
          <table:table-cell table:style-name="ce12" table:formula="of:=STDEV([.D33:.D39])" office:value-type="float" office:value="0.406722834611849" calcext:value-type="float">
            <text:p>0.4067228346</text:p>
          </table:table-cell>
          <table:table-cell table:style-name="ce12" table:formula="of:=STDEV([.E33:.E39])" office:value-type="float" office:value="0.220150025931881" calcext:value-type="float">
            <text:p>0.2201500259</text:p>
          </table:table-cell>
          <table:table-cell table:style-name="ce12" table:formula="of:=STDEV([.F33:.F39])" office:value-type="float" office:value="1.16135001192911" calcext:value-type="float">
            <text:p>1.1613500119</text:p>
          </table:table-cell>
          <table:table-cell table:formula="of:=STDEV([.G33:.G39])" office:value-type="float" office:value="1.11952463625042" calcext:value-type="float">
            <text:p>1.1195246363</text:p>
          </table:table-cell>
          <table:table-cell table:style-name="ce12" table:formula="of:=STDEV([.H33:.H39])" office:value-type="float" office:value="2.35008827756498" calcext:value-type="float">
            <text:p>2.3500882776</text:p>
          </table:table-cell>
          <table:table-cell table:formula="of:=STDEV([.I33:.I39])" office:value-type="float" office:value="0.74223551365673" calcext:value-type="float">
            <text:p>0.7422355137</text:p>
          </table:table-cell>
        </table:table-row>
        <table:table-row table:style-name="ro1">
          <table:table-cell table:style-name="ce6" office:value-type="string" calcext:value-type="string">
            <text:p>zrychlenie</text:p>
          </table:table-cell>
          <table:table-cell table:style-name="ce8" table:formula="of:=([.$B$42]/[.B42])-1" office:value-type="float" office:value="0" calcext:value-type="float">
            <text:p>0</text:p>
          </table:table-cell>
          <table:table-cell table:style-name="ce8" table:formula="of:=([.$B$42]/[.C42])-1" office:value-type="float" office:value="0.0943745673393366" calcext:value-type="float">
            <text:p>0.0943745673</text:p>
          </table:table-cell>
          <table:table-cell table:style-name="ce8" table:formula="of:=([.$B$42]/[.D42])-1" office:value-type="float" office:value="0.393454203983358" calcext:value-type="float">
            <text:p>0.393454204</text:p>
          </table:table-cell>
          <table:table-cell table:style-name="ce8" table:formula="of:=([.$B$42]/[.E42])-1" office:value-type="float" office:value="0.79014295630264" calcext:value-type="float">
            <text:p>0.7901429563</text:p>
          </table:table-cell>
          <table:table-cell table:style-name="ce8" table:formula="of:=([.$B$42]/[.F42])-1" office:value-type="float" office:value="0.946039058649152" calcext:value-type="float">
            <text:p>0.9460390586</text:p>
          </table:table-cell>
          <table:table-cell table:style-name="ce8" table:formula="of:=([.$B$42]/[.G42])-1" office:value-type="float" office:value="0.308832723926768" calcext:value-type="float">
            <text:p>0.3088327239</text:p>
          </table:table-cell>
          <table:table-cell table:style-name="ce8" table:formula="of:=([.$B$42]/[.H42])-1" office:value-type="float" office:value="0.0511053930528844" calcext:value-type="float">
            <text:p>0.0511053931</text:p>
          </table:table-cell>
          <table:table-cell table:style-name="ce6" table:formula="of:=([.$B$42]/[.I42])-1" office:value-type="float" office:value="-0.304349874333758" calcext:value-type="float">
            <text:p>-0.3043498743</text:p>
          </table:table-cell>
        </table:table-row>
      </table:table>
      <table:table table:name="Sum" table:style-name="ta1">
        <table:table-column table:style-name="co8" table:default-cell-style-name="ce2"/>
        <table:table-column table:style-name="co9" table:default-cell-style-name="ce2"/>
        <table:table-column table:style-name="co7" table:number-columns-repeated="4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3" table:number-columns-repeated="2" table:default-cell-style-name="Default"/>
        <table:table-column table:style-name="co12" table:number-columns-repeated="4" table:default-cell-style-name="Default"/>
        <table:table-row table:style-name="ro1"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4" office:value-type="string" calcext:value-type="string">
            <text:p>Sekvencny program</text:p>
          </table:table-cell>
          <table:table-cell table:style-name="ce7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Popis</text:p>
          </table:table-cell>
          <table:table-cell table:style-name="ce5" office:value-type="string" calcext:value-type="string">
            <text:p>1 vlakno, 1 rad, prida, vyberie, urobi vypocet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 office:value-type="string" calcext:value-type="string">
            <text:p>Pocet prvkov</text:p>
          </table:table-cell>
          <table:table-cell table:style-name="ce5" office:value-type="string" calcext:value-type="string">
            <text:p>40, 300, 1200 mil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 office:value-type="string" calcext:value-type="string">
            <text:p>Hodnoty</text:p>
          </table:table-cell>
          <table:table-cell table:style-name="ce5" office:value-type="string" calcext:value-type="string">
            <text:p>T[s]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Pocet merani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5"/>
          <table:table-cell table:number-columns-repeated="13"/>
        </table:table-row>
        <table:table-row table:style-name="ro1">
          <table:table-cell/>
          <table:table-cell table:style-name="Default"/>
          <table:table-cell/>
          <table:table-cell table:style-name="ce5"/>
          <table:table-cell table:number-columns-repeated="13"/>
        </table:table-row>
        <table:table-row table:style-name="ro1">
          <table:table-cell table:style-name="ce1" office:value-type="string" calcext:value-type="string">
            <text:p>pocet prvkov</text:p>
          </table:table-cell>
          <table:table-cell table:style-name="ce1" office:value-type="float" office:value="40000000" calcext:value-type="float">
            <text:p>40000000</text:p>
          </table:table-cell>
          <table:table-cell table:style-name="ce7" office:value-type="float" office:value="300000000" calcext:value-type="float">
            <text:p>300000000</text:p>
          </table:table-cell>
          <table:table-cell table:style-name="ce4" office:value-type="float" office:value="1200000000" calcext:value-type="float">
            <text:p>12000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anie</text:p>
          </table:table-cell>
          <table:table-cell table:number-columns-repeated="2"/>
          <table:table-cell table:style-name="ce5"/>
          <table:table-cell table:number-columns-repeated="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.132169216" calcext:value-type="float">
            <text:p>9.132169216</text:p>
          </table:table-cell>
          <table:table-cell table:style-name="ce7" office:value-type="float" office:value="69.208907893" calcext:value-type="float">
            <text:p>69.208907893</text:p>
          </table:table-cell>
          <table:table-cell table:style-name="ce4" office:value-type="float" office:value="277.124681782" calcext:value-type="float">
            <text:p>277.12468178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03864267" calcext:value-type="float">
            <text:p>9.03864267</text:p>
          </table:table-cell>
          <table:table-cell office:value-type="float" office:value="67.393533566" calcext:value-type="float">
            <text:p>67.393533566</text:p>
          </table:table-cell>
          <table:table-cell table:style-name="ce5" office:value-type="float" office:value="290.504380335" calcext:value-type="float">
            <text:p>290.50438033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376135847" calcext:value-type="float">
            <text:p>9.376135847</text:p>
          </table:table-cell>
          <table:table-cell office:value-type="float" office:value="68.475390217" calcext:value-type="float">
            <text:p>68.475390217</text:p>
          </table:table-cell>
          <table:table-cell table:style-name="ce5" office:value-type="float" office:value="266.684818639" calcext:value-type="float">
            <text:p>266.68481863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187451185" calcext:value-type="float">
            <text:p>9.187451185</text:p>
          </table:table-cell>
          <table:table-cell office:value-type="float" office:value="67.602454796" calcext:value-type="float">
            <text:p>67.602454796</text:p>
          </table:table-cell>
          <table:table-cell table:style-name="ce5" office:value-type="float" office:value="272.515899593" calcext:value-type="float">
            <text:p>272.51589959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415506746" calcext:value-type="float">
            <text:p>9.415506746</text:p>
          </table:table-cell>
          <table:table-cell office:value-type="float" office:value="66.823585655" calcext:value-type="float">
            <text:p>66.823585655</text:p>
          </table:table-cell>
          <table:table-cell table:style-name="ce5" office:value-type="float" office:value="266.577529239" calcext:value-type="float">
            <text:p>266.57752923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82334099" calcext:value-type="float">
            <text:p>9.182334099</text:p>
          </table:table-cell>
          <table:table-cell office:value-type="float" office:value="69.43062967" calcext:value-type="float">
            <text:p>69.43062967</text:p>
          </table:table-cell>
          <table:table-cell table:style-name="ce5" office:value-type="float" office:value="266.320290302" calcext:value-type="float">
            <text:p>266.320290302</text:p>
          </table:table-cell>
          <table:table-cell table:number-columns-repeated="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8.88043643" calcext:value-type="float">
            <text:p>8.88043643</text:p>
          </table:table-cell>
          <table:table-cell table:style-name="ce8" office:value-type="float" office:value="67.347749687" calcext:value-type="float">
            <text:p>67.347749687</text:p>
          </table:table-cell>
          <table:table-cell table:style-name="ce6" office:value-type="float" office:value="265.540393223" calcext:value-type="float">
            <text:p>265.540393223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1" office:value-type="string" calcext:value-type="string">
            <text:p>Inserts / sec</text:p>
          </table:table-cell>
          <table:table-cell table:style-name="ce7" table:formula="of:=[.B8]/[.B19]" office:value-type="float" office:value="4360509.74045096" calcext:value-type="float">
            <text:p>4360509.74045096</text:p>
          </table:table-cell>
          <table:table-cell table:style-name="ce7" table:formula="of:=[.C8]/[.C19]" office:value-type="float" office:value="4409150.23278071" calcext:value-type="float">
            <text:p>4409150.23278071</text:p>
          </table:table-cell>
          <table:table-cell table:style-name="ce4" table:formula="of:=[.D8]/[.D19]" office:value-type="float" office:value="4408828.59018448" calcext:value-type="float">
            <text:p>4408828.590184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style-name="Default" table:formula="of:=AVERAGE([.B10:.B16])" office:value-type="float" office:value="9.17323945614286" calcext:value-type="float">
            <text:p>9.1732394561</text:p>
          </table:table-cell>
          <table:table-cell table:formula="of:=AVERAGE([.C10:.C16])" office:value-type="float" office:value="68.0403216405714" calcext:value-type="float">
            <text:p>68.0403216406</text:p>
          </table:table-cell>
          <table:table-cell table:style-name="ce5" table:formula="of:=AVERAGE([.D10:.D16])" office:value-type="float" office:value="272.181141873286" calcext:value-type="float">
            <text:p>272.1811418733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variancia</text:p>
          </table:table-cell>
          <table:table-cell table:style-name="ce8" table:formula="of:=STDEV([.B10:.B16])" office:value-type="float" office:value="0.18514937325809" calcext:value-type="float">
            <text:p>0.1851493733</text:p>
          </table:table-cell>
          <table:table-cell table:style-name="ce8" table:formula="of:=STDEV([.C10:.C16])" office:value-type="float" office:value="1.00482166483205" calcext:value-type="float">
            <text:p>1.0048216648</text:p>
          </table:table-cell>
          <table:table-cell table:style-name="ce6" table:formula="of:=STDEV([.D10:.D16])" office:value-type="float" office:value="9.13191185452234" calcext:value-type="float">
            <text:p>9.1319118545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1" office:value-type="string" calcext:value-type="string">
            <text:p>Nazov testu</text:p>
          </table:table-cell>
          <table:table-cell table:style-name="ce4" office:value-type="string" calcext:value-type="string">
            <text:p>Random computation</text:p>
          </table:table-cell>
          <table:table-cell table:style-name="ce7" table:number-columns-repeated="2"/>
          <table:table-cell table:style-name="ce4"/>
          <table:table-cell table:style-name="ce12"/>
          <table:table-cell table:style-name="ce1" office:value-type="string" calcext:value-type="string">
            <text:p>Nazov testu</text:p>
          </table:table-cell>
          <table:table-cell table:style-name="ce4" office:value-type="string" calcext:value-type="string">
            <text:p>Random computation</text:p>
          </table:table-cell>
          <table:table-cell table:style-name="ce7" table:number-columns-repeated="2"/>
          <table:table-cell table:style-name="ce4"/>
          <table:table-cell/>
          <table:table-cell table:style-name="ce1" office:value-type="string" calcext:value-type="string">
            <text:p>Nazov testu</text:p>
          </table:table-cell>
          <table:table-cell table:style-name="ce4" office:value-type="string" calcext:value-type="string">
            <text:p>Random computation</text:p>
          </table:table-cell>
          <table:table-cell table:style-name="ce7" table:number-columns-repeated="2"/>
          <table:table-cell table:style-name="ce4"/>
        </table:table-row>
        <table:table-row table:style-name="ro1">
          <table:table-cell office:value-type="string" calcext:value-type="string">
            <text:p>Popis</text:p>
          </table:table-cell>
          <table:table-cell table:style-name="ce5" office:value-type="string" calcext:value-type="string">
            <text:p>Vlozenie, vybranie a spracovanie(vypoctove zatazenie) N prvkov. S pouzitim vyvazovania radov a uzlov</text:p>
          </table:table-cell>
          <table:table-cell table:number-columns-repeated="2"/>
          <table:table-cell table:style-name="ce5"/>
          <table:table-cell/>
          <table:table-cell table:style-name="ce2" office:value-type="string" calcext:value-type="string">
            <text:p>Popis</text:p>
          </table:table-cell>
          <table:table-cell table:style-name="ce5" office:value-type="string" calcext:value-type="string">
            <text:p>Vlozenie, vybranie a spracovanie(vypoctove zatazenie) N prvkov. S pouzitim vyvazovania radov a uzlov</text:p>
          </table:table-cell>
          <table:table-cell table:number-columns-repeated="2"/>
          <table:table-cell table:style-name="ce5"/>
          <table:table-cell/>
          <table:table-cell table:style-name="ce2" office:value-type="string" calcext:value-type="string">
            <text:p>Popis</text:p>
          </table:table-cell>
          <table:table-cell table:style-name="ce5" office:value-type="string" calcext:value-type="string">
            <text:p>Vlozenie, vybranie a spracovanie(vypoctove zatazenie) N prvkov. S pouzitim vyvazovania radov a uzlov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string" calcext:value-type="string">
            <text:p>Vypoctove zatazenie</text:p>
          </table:table-cell>
          <table:table-cell table:style-name="ce5" office:value-type="string" calcext:value-type="string">
            <text:p>log(random_num) opakovane random_num krat</text:p>
          </table:table-cell>
          <table:table-cell table:number-columns-repeated="2"/>
          <table:table-cell table:style-name="ce5"/>
          <table:table-cell/>
          <table:table-cell table:style-name="ce2" office:value-type="string" calcext:value-type="string">
            <text:p>Vypoctove zatazenie</text:p>
          </table:table-cell>
          <table:table-cell table:style-name="ce5" office:value-type="string" calcext:value-type="string">
            <text:p>log(random_num) opakovane random_num krat</text:p>
          </table:table-cell>
          <table:table-cell table:number-columns-repeated="2"/>
          <table:table-cell table:style-name="ce5"/>
          <table:table-cell/>
          <table:table-cell table:style-name="ce2" office:value-type="string" calcext:value-type="string">
            <text:p>Vypoctove zatazenie</text:p>
          </table:table-cell>
          <table:table-cell table:style-name="ce5" office:value-type="string" calcext:value-type="string">
            <text:p>log(random_num) opakovane random_num krat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string" calcext:value-type="string">
            <text:p>Vyvazovanie</text:p>
          </table:table-cell>
          <table:table-cell table:style-name="ce5" office:value-type="string" calcext:value-type="string">
            <text:p>medzi parmi radov</text:p>
          </table:table-cell>
          <table:table-cell table:number-columns-repeated="2"/>
          <table:table-cell table:style-name="ce5"/>
          <table:table-cell/>
          <table:table-cell table:style-name="ce2" office:value-type="string" calcext:value-type="string">
            <text:p>Vyvazovanie</text:p>
          </table:table-cell>
          <table:table-cell table:style-name="ce5" office:value-type="string" calcext:value-type="string">
            <text:p>medzi parmi radov</text:p>
          </table:table-cell>
          <table:table-cell table:number-columns-repeated="2"/>
          <table:table-cell table:style-name="ce5"/>
          <table:table-cell/>
          <table:table-cell table:style-name="ce2" office:value-type="string" calcext:value-type="string">
            <text:p>Vyvazovanie</text:p>
          </table:table-cell>
          <table:table-cell table:style-name="ce5" office:value-type="string" calcext:value-type="string">
            <text:p>medzi parmi radov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string" calcext:value-type="string">
            <text:p>Pocet prvkov</text:p>
          </table:table-cell>
          <table:table-cell table:style-name="ce5" office:value-type="float" office:value="40000000" calcext:value-type="float">
            <text:p>40000000</text:p>
          </table:table-cell>
          <table:table-cell table:number-columns-repeated="2"/>
          <table:table-cell table:style-name="ce5"/>
          <table:table-cell/>
          <table:table-cell table:style-name="ce2" office:value-type="string" calcext:value-type="string">
            <text:p>Pocet prvkov</text:p>
          </table:table-cell>
          <table:table-cell table:style-name="ce5" office:value-type="float" office:value="300000000" calcext:value-type="float">
            <text:p>300000000</text:p>
          </table:table-cell>
          <table:table-cell table:number-columns-repeated="2"/>
          <table:table-cell table:style-name="ce5"/>
          <table:table-cell/>
          <table:table-cell table:style-name="ce2" office:value-type="string" calcext:value-type="string">
            <text:p>Pocet prvkov</text:p>
          </table:table-cell>
          <table:table-cell table:style-name="ce5" office:value-type="float" office:value="1200000000" calcext:value-type="float">
            <text:p>1200000000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string" calcext:value-type="string">
            <text:p>Hodnoty</text:p>
          </table:table-cell>
          <table:table-cell table:style-name="ce5" office:value-type="string" calcext:value-type="string">
            <text:p>T[s]</text:p>
          </table:table-cell>
          <table:table-cell table:number-columns-repeated="2"/>
          <table:table-cell table:style-name="ce5"/>
          <table:table-cell/>
          <table:table-cell table:style-name="ce2" office:value-type="string" calcext:value-type="string">
            <text:p>Hodnoty</text:p>
          </table:table-cell>
          <table:table-cell table:style-name="ce5" office:value-type="string" calcext:value-type="string">
            <text:p>T[s]</text:p>
          </table:table-cell>
          <table:table-cell table:number-columns-repeated="2"/>
          <table:table-cell table:style-name="ce5"/>
          <table:table-cell/>
          <table:table-cell table:style-name="ce2" office:value-type="string" calcext:value-type="string">
            <text:p>Hodnoty</text:p>
          </table:table-cell>
          <table:table-cell table:style-name="ce5" office:value-type="string" calcext:value-type="string">
            <text:p>T[s]</text:p>
          </table:table-cell>
          <table:table-cell table:number-columns-repeated="2"/>
          <table:table-cell table:style-name="ce5"/>
        </table:table-row>
        <table:table-row table:style-name="ro1">
          <table:table-cell table:style-name="ce3" office:value-type="string" calcext:value-type="string">
            <text:p>Pocet merani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5"/>
          <table:table-cell/>
          <table:table-cell table:style-name="ce3" office:value-type="string" calcext:value-type="string">
            <text:p>Pocet merani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5"/>
          <table:table-cell/>
          <table:table-cell table:style-name="ce3" office:value-type="string" calcext:value-type="string">
            <text:p>Pocet merani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/>
          <table:table-cell table:style-name="ce5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2"/>
          <table:table-cell table:number-columns-repeated="3"/>
          <table:table-cell table:style-name="ce5"/>
          <table:table-cell/>
          <table:table-cell table:style-name="ce2"/>
          <table:table-cell table:number-columns-repeated="3"/>
          <table:table-cell table:style-name="ce5"/>
        </table:table-row>
        <table:table-row table:style-name="ro1">
          <table:table-cell table:style-name="ce1" office:value-type="string" calcext:value-type="string">
            <text:p>pocet radov | producentov | konzumentov</text:p>
          </table:table-cell>
          <table:table-cell table:style-name="ce15" office:value-type="string" calcext:value-type="string">
            <text:p>1 | 1 | 1</text:p>
          </table:table-cell>
          <table:table-cell table:style-name="ce17" office:value-type="string" calcext:value-type="string">
            <text:p>2 | 2 | 2</text:p>
          </table:table-cell>
          <table:table-cell table:style-name="ce17" office:value-type="string" calcext:value-type="string">
            <text:p>4 | 4 | 4</text:p>
          </table:table-cell>
          <table:table-cell table:style-name="ce18" office:value-type="string" calcext:value-type="string">
            <text:p>8 | 8 | 8</text:p>
          </table:table-cell>
          <table:table-cell table:style-name="ce20"/>
          <table:table-cell table:style-name="ce1" office:value-type="string" calcext:value-type="string">
            <text:p>pocet radov | producentov | konzumentov</text:p>
          </table:table-cell>
          <table:table-cell table:style-name="ce15" office:value-type="string" calcext:value-type="string">
            <text:p>1 | 1 | 1</text:p>
          </table:table-cell>
          <table:table-cell table:style-name="ce17" office:value-type="string" calcext:value-type="string">
            <text:p>2 | 2 | 2</text:p>
          </table:table-cell>
          <table:table-cell table:style-name="ce17" office:value-type="string" calcext:value-type="string">
            <text:p>4 | 4 | 4</text:p>
          </table:table-cell>
          <table:table-cell table:style-name="ce18" office:value-type="string" calcext:value-type="string">
            <text:p>8 | 8 | 8</text:p>
          </table:table-cell>
          <table:table-cell/>
          <table:table-cell table:style-name="ce1" office:value-type="string" calcext:value-type="string">
            <text:p>pocet radov | producentov | konzumentov</text:p>
          </table:table-cell>
          <table:table-cell table:style-name="ce15" office:value-type="string" calcext:value-type="string">
            <text:p>1 | 1 | 1</text:p>
          </table:table-cell>
          <table:table-cell table:style-name="ce17" office:value-type="string" calcext:value-type="string">
            <text:p>2 | 2 | 2</text:p>
          </table:table-cell>
          <table:table-cell table:style-name="ce17" office:value-type="string" calcext:value-type="string">
            <text:p>4 | 4 | 4</text:p>
          </table:table-cell>
          <table:table-cell table:style-name="ce18" office:value-type="string" calcext:value-type="string">
            <text:p>8 | 8 | 8</text:p>
          </table:table-cell>
        </table:table-row>
        <table:table-row table:style-name="ro1">
          <table:table-cell table:style-name="ce3" office:value-type="string" calcext:value-type="string">
            <text:p>meranie</text:p>
          </table:table-cell>
          <table:table-cell table:number-columns-repeated="3"/>
          <table:table-cell table:style-name="ce5"/>
          <table:table-cell/>
          <table:table-cell table:style-name="ce3" office:value-type="string" calcext:value-type="string">
            <text:p>meranie</text:p>
          </table:table-cell>
          <table:table-cell table:style-name="ce2"/>
          <table:table-cell table:number-columns-repeated="2"/>
          <table:table-cell table:style-name="ce5"/>
          <table:table-cell/>
          <table:table-cell table:style-name="ce3" office:value-type="string" calcext:value-type="string">
            <text:p>meranie</text:p>
          </table:table-cell>
          <table:table-cell table:style-name="ce2"/>
          <table:table-cell table:number-columns-repeated="2"/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.235616363" calcext:value-type="float">
            <text:p>10.235616363</text:p>
          </table:table-cell>
          <table:table-cell table:style-name="ce7" office:value-type="float" office:value="6.493980942" calcext:value-type="float">
            <text:p>6.493980942</text:p>
          </table:table-cell>
          <table:table-cell table:style-name="ce7" office:value-type="float" office:value="6.634379691" calcext:value-type="float">
            <text:p>6.634379691</text:p>
          </table:table-cell>
          <table:table-cell table:style-name="ce4" office:value-type="float" office:value="5.672892309" calcext:value-type="float">
            <text:p>5.672892309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1" office:value-type="float" office:value="74.629880593" calcext:value-type="float">
            <text:p>74.629880593</text:p>
          </table:table-cell>
          <table:table-cell table:style-name="ce7" office:value-type="float" office:value="50.737861233" calcext:value-type="float">
            <text:p>50.737861233</text:p>
          </table:table-cell>
          <table:table-cell table:style-name="ce7" office:value-type="float" office:value="50.2184119" calcext:value-type="float">
            <text:p>50.2184119</text:p>
          </table:table-cell>
          <table:table-cell table:style-name="ce4" office:value-type="float" office:value="44.624512139" calcext:value-type="float">
            <text:p>44.62451213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float" office:value="297.12061927" calcext:value-type="float">
            <text:p>297.12061927</text:p>
          </table:table-cell>
          <table:table-cell table:style-name="ce7" office:value-type="float" office:value="198.891722942" calcext:value-type="float">
            <text:p>198.891722942</text:p>
          </table:table-cell>
          <table:table-cell table:style-name="ce7" office:value-type="float" office:value="206.33460216" calcext:value-type="float">
            <text:p>206.33460216</text:p>
          </table:table-cell>
          <table:table-cell table:style-name="ce4" office:value-type="float" office:value="180.524721718" calcext:value-type="float">
            <text:p>180.524721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779213752" calcext:value-type="float">
            <text:p>9.779213752</text:p>
          </table:table-cell>
          <table:table-cell office:value-type="float" office:value="6.709663692" calcext:value-type="float">
            <text:p>6.709663692</text:p>
          </table:table-cell>
          <table:table-cell office:value-type="float" office:value="6.679869644" calcext:value-type="float">
            <text:p>6.679869644</text:p>
          </table:table-cell>
          <table:table-cell table:style-name="ce5" office:value-type="float" office:value="5.528946522" calcext:value-type="float">
            <text:p>5.52894652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5.946152511" calcext:value-type="float">
            <text:p>75.946152511</text:p>
          </table:table-cell>
          <table:table-cell office:value-type="float" office:value="47.645040218" calcext:value-type="float">
            <text:p>47.645040218</text:p>
          </table:table-cell>
          <table:table-cell office:value-type="float" office:value="49.833716769" calcext:value-type="float">
            <text:p>49.833716769</text:p>
          </table:table-cell>
          <table:table-cell table:style-name="ce5" office:value-type="float" office:value="44.148823663" calcext:value-type="float">
            <text:p>44.14882366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02.083606187" calcext:value-type="float">
            <text:p>302.083606187</text:p>
          </table:table-cell>
          <table:table-cell office:value-type="float" office:value="196.704550657" calcext:value-type="float">
            <text:p>196.704550657</text:p>
          </table:table-cell>
          <table:table-cell office:value-type="float" office:value="195.470060617" calcext:value-type="float">
            <text:p>195.470060617</text:p>
          </table:table-cell>
          <table:table-cell table:style-name="ce5" office:value-type="float" office:value="174.884475578" calcext:value-type="float">
            <text:p>174.884475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230165599" calcext:value-type="float">
            <text:p>10.230165599</text:p>
          </table:table-cell>
          <table:table-cell office:value-type="float" office:value="6.792523363" calcext:value-type="float">
            <text:p>6.792523363</text:p>
          </table:table-cell>
          <table:table-cell office:value-type="float" office:value="6.574890229" calcext:value-type="float">
            <text:p>6.574890229</text:p>
          </table:table-cell>
          <table:table-cell table:style-name="ce5" office:value-type="float" office:value="5.628205878" calcext:value-type="float">
            <text:p>5.628205878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75.257241472" calcext:value-type="float">
            <text:p>75.257241472</text:p>
          </table:table-cell>
          <table:table-cell office:value-type="float" office:value="50.658976507" calcext:value-type="float">
            <text:p>50.658976507</text:p>
          </table:table-cell>
          <table:table-cell office:value-type="float" office:value="51.518434276" calcext:value-type="float">
            <text:p>51.518434276</text:p>
          </table:table-cell>
          <table:table-cell table:style-name="ce5" office:value-type="float" office:value="45.047665218" calcext:value-type="float">
            <text:p>45.047665218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99.384191265" calcext:value-type="float">
            <text:p>299.384191265</text:p>
          </table:table-cell>
          <table:table-cell office:value-type="float" office:value="197.968980714" calcext:value-type="float">
            <text:p>197.968980714</text:p>
          </table:table-cell>
          <table:table-cell office:value-type="float" office:value="199.644735922" calcext:value-type="float">
            <text:p>199.644735922</text:p>
          </table:table-cell>
          <table:table-cell table:style-name="ce5" office:value-type="float" office:value="175.39328834" calcext:value-type="float">
            <text:p>175.393288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659949138" calcext:value-type="float">
            <text:p>9.659949138</text:p>
          </table:table-cell>
          <table:table-cell office:value-type="float" office:value="6.819691764" calcext:value-type="float">
            <text:p>6.819691764</text:p>
          </table:table-cell>
          <table:table-cell office:value-type="float" office:value="6.639107046" calcext:value-type="float">
            <text:p>6.639107046</text:p>
          </table:table-cell>
          <table:table-cell table:style-name="ce5" office:value-type="float" office:value="5.704499208" calcext:value-type="float">
            <text:p>5.70449920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5.92381538" calcext:value-type="float">
            <text:p>75.92381538</text:p>
          </table:table-cell>
          <table:table-cell office:value-type="float" office:value="47.474885545" calcext:value-type="float">
            <text:p>47.474885545</text:p>
          </table:table-cell>
          <table:table-cell office:value-type="float" office:value="50.139812977" calcext:value-type="float">
            <text:p>50.139812977</text:p>
          </table:table-cell>
          <table:table-cell table:style-name="ce5" office:value-type="float" office:value="44.282244556" calcext:value-type="float">
            <text:p>44.28224455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95.712869863" calcext:value-type="float">
            <text:p>295.712869863</text:p>
          </table:table-cell>
          <table:table-cell office:value-type="float" office:value="197.135130556" calcext:value-type="float">
            <text:p>197.135130556</text:p>
          </table:table-cell>
          <table:table-cell office:value-type="float" office:value="198.553273247" calcext:value-type="float">
            <text:p>198.553273247</text:p>
          </table:table-cell>
          <table:table-cell table:style-name="ce5" office:value-type="float" office:value="172.612186575" calcext:value-type="float">
            <text:p>172.6121865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084744218" calcext:value-type="float">
            <text:p>10.084744218</text:p>
          </table:table-cell>
          <table:table-cell office:value-type="float" office:value="6.587010673" calcext:value-type="float">
            <text:p>6.587010673</text:p>
          </table:table-cell>
          <table:table-cell office:value-type="float" office:value="6.624294888" calcext:value-type="float">
            <text:p>6.624294888</text:p>
          </table:table-cell>
          <table:table-cell table:style-name="ce5" office:value-type="float" office:value="5.642173268" calcext:value-type="float">
            <text:p>5.64217326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73.524616638" calcext:value-type="float">
            <text:p>73.524616638</text:p>
          </table:table-cell>
          <table:table-cell office:value-type="float" office:value="48.792120518" calcext:value-type="float">
            <text:p>48.792120518</text:p>
          </table:table-cell>
          <table:table-cell office:value-type="float" office:value="48.272290891" calcext:value-type="float">
            <text:p>48.272290891</text:p>
          </table:table-cell>
          <table:table-cell table:style-name="ce5" office:value-type="float" office:value="46.385198313" calcext:value-type="float">
            <text:p>46.38519831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00.41938642" calcext:value-type="float">
            <text:p>300.41938642</text:p>
          </table:table-cell>
          <table:table-cell office:value-type="float" office:value="201.692239199" calcext:value-type="float">
            <text:p>201.692239199</text:p>
          </table:table-cell>
          <table:table-cell office:value-type="float" office:value="201.483563158" calcext:value-type="float">
            <text:p>201.483563158</text:p>
          </table:table-cell>
          <table:table-cell table:style-name="ce5" office:value-type="float" office:value="183.283202775" calcext:value-type="float">
            <text:p>183.2832027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039691723" calcext:value-type="float">
            <text:p>10.039691723</text:p>
          </table:table-cell>
          <table:table-cell office:value-type="float" office:value="6.205510067" calcext:value-type="float">
            <text:p>6.205510067</text:p>
          </table:table-cell>
          <table:table-cell office:value-type="float" office:value="6.582708839" calcext:value-type="float">
            <text:p>6.582708839</text:p>
          </table:table-cell>
          <table:table-cell table:style-name="ce5" office:value-type="float" office:value="5.705805386" calcext:value-type="float">
            <text:p>5.70580538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67.804414723" calcext:value-type="float">
            <text:p>67.804414723</text:p>
          </table:table-cell>
          <table:table-cell office:value-type="float" office:value="50.069456927" calcext:value-type="float">
            <text:p>50.069456927</text:p>
          </table:table-cell>
          <table:table-cell office:value-type="float" office:value="50.458106802" calcext:value-type="float">
            <text:p>50.458106802</text:p>
          </table:table-cell>
          <table:table-cell table:style-name="ce5" office:value-type="float" office:value="44.381433008" calcext:value-type="float">
            <text:p>44.381433008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314.530532025" calcext:value-type="float">
            <text:p>314.530532025</text:p>
          </table:table-cell>
          <table:table-cell office:value-type="float" office:value="201.714977004" calcext:value-type="float">
            <text:p>201.714977004</text:p>
          </table:table-cell>
          <table:table-cell office:value-type="float" office:value="198.166380905" calcext:value-type="float">
            <text:p>198.166380905</text:p>
          </table:table-cell>
          <table:table-cell table:style-name="ce5" office:value-type="float" office:value="182.48694578" calcext:value-type="float">
            <text:p>182.4869457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0.201970082" calcext:value-type="float">
            <text:p>10.201970082</text:p>
          </table:table-cell>
          <table:table-cell table:style-name="ce8" office:value-type="float" office:value="6.227690946" calcext:value-type="float">
            <text:p>6.227690946</text:p>
          </table:table-cell>
          <table:table-cell table:style-name="ce8" office:value-type="float" office:value="6.696955486" calcext:value-type="float">
            <text:p>6.696955486</text:p>
          </table:table-cell>
          <table:table-cell table:style-name="ce6" office:value-type="float" office:value="5.692028423" calcext:value-type="float">
            <text:p>5.692028423</text:p>
          </table:table-cell>
          <table:table-cell table:style-name="ce12"/>
          <table:table-cell table:style-name="ce3" office:value-type="float" office:value="7" calcext:value-type="float">
            <text:p>7</text:p>
          </table:table-cell>
          <table:table-cell table:style-name="ce3" office:value-type="float" office:value="75.613490596" calcext:value-type="float">
            <text:p>75.613490596</text:p>
          </table:table-cell>
          <table:table-cell table:style-name="ce8" office:value-type="float" office:value="50.136163194" calcext:value-type="float">
            <text:p>50.136163194</text:p>
          </table:table-cell>
          <table:table-cell table:style-name="ce8" office:value-type="float" office:value="50.662800649" calcext:value-type="float">
            <text:p>50.662800649</text:p>
          </table:table-cell>
          <table:table-cell table:style-name="ce6" office:value-type="float" office:value="44.57573207" calcext:value-type="float">
            <text:p>44.57573207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09.207235085" calcext:value-type="float">
            <text:p>309.207235085</text:p>
          </table:table-cell>
          <table:table-cell table:style-name="ce8" office:value-type="float" office:value="199.586288033" calcext:value-type="float">
            <text:p>199.586288033</text:p>
          </table:table-cell>
          <table:table-cell table:style-name="ce8" office:value-type="float" office:value="199.350844022" calcext:value-type="float">
            <text:p>199.350844022</text:p>
          </table:table-cell>
          <table:table-cell table:style-name="ce6" office:value-type="float" office:value="176.36592401" calcext:value-type="float">
            <text:p>176.3659240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2"/>
          <table:table-cell table:number-columns-repeated="3"/>
          <table:table-cell table:style-name="ce5"/>
          <table:table-cell/>
          <table:table-cell table:style-name="ce2"/>
          <table:table-cell table:number-columns-repeated="3"/>
          <table:table-cell table:style-name="ce5"/>
        </table:table-row>
        <table:table-row table:style-name="ro1">
          <table:table-cell table:style-name="ce9" office:value-type="string" calcext:value-type="string">
            <text:p>Inserts / sec</text:p>
          </table:table-cell>
          <table:table-cell table:style-name="ce7" table:formula="of:=[.$B$27]/[.B43]" office:value-type="float" office:value="3986823.49850216" calcext:value-type="float">
            <text:p>3986823.49850216</text:p>
          </table:table-cell>
          <table:table-cell table:style-name="ce7" table:formula="of:=[.$B$27]/[.C43]" office:value-type="float" office:value="6108725.96975861" calcext:value-type="float">
            <text:p>6108725.96975861</text:p>
          </table:table-cell>
          <table:table-cell table:style-name="ce7" table:formula="of:=[.$B$27]/[.D43]" office:value-type="float" office:value="6030297.18354029" calcext:value-type="float">
            <text:p>6030297.18354029</text:p>
          </table:table-cell>
          <table:table-cell table:style-name="ce4" table:formula="of:=[.$B$27]/[.E43]" office:value-type="float" office:value="7075253.99447871" calcext:value-type="float">
            <text:p>7075253.99447871</text:p>
          </table:table-cell>
          <table:table-cell table:style-name="ce12"/>
          <table:table-cell table:style-name="ce9" office:value-type="string" calcext:value-type="string">
            <text:p>Inserts / sec</text:p>
          </table:table-cell>
          <table:table-cell table:style-name="ce7" table:formula="of:=[.$H$27]/[.H43]" office:value-type="float" office:value="4048586.02506961" calcext:value-type="float">
            <text:p>4048586.02506961</text:p>
          </table:table-cell>
          <table:table-cell table:style-name="ce7" table:formula="of:=[.$H$27]/[.I43]" office:value-type="float" office:value="6077892.46131601" calcext:value-type="float">
            <text:p>6077892.46131601</text:p>
          </table:table-cell>
          <table:table-cell table:style-name="ce7" table:formula="of:=[.$H$27]/[.J43]" office:value-type="float" office:value="5981141.04762995" calcext:value-type="float">
            <text:p>5981141.04762995</text:p>
          </table:table-cell>
          <table:table-cell table:style-name="ce4" table:formula="of:=[.$H$27]/[.K43]" office:value-type="float" office:value="6699726.96992253" calcext:value-type="float">
            <text:p>6699726.96992253</text:p>
          </table:table-cell>
          <table:table-cell/>
          <table:table-cell table:style-name="ce9" office:value-type="string" calcext:value-type="string">
            <text:p>Inserts / sec</text:p>
          </table:table-cell>
          <table:table-cell table:style-name="ce7" table:formula="of:=[.$N$27]/[.N43]" office:value-type="float" office:value="3965147.41140922" calcext:value-type="float">
            <text:p>3965147.41140922</text:p>
          </table:table-cell>
          <table:table-cell table:style-name="ce7" table:formula="of:=[.$N$27]/[.O43]" office:value-type="float" office:value="6027148.47619394" calcext:value-type="float">
            <text:p>6027148.47619394</text:p>
          </table:table-cell>
          <table:table-cell table:style-name="ce7" table:formula="of:=[.$N$27]/[.P43]" office:value-type="float" office:value="6004273.92782422" calcext:value-type="float">
            <text:p>6004273.92782422</text:p>
          </table:table-cell>
          <table:table-cell table:style-name="ce4" table:formula="of:=[.$N$27]/[.Q43]" office:value-type="float" office:value="6744004.63829409" calcext:value-type="float">
            <text:p>6744004.63829409</text:p>
          </table:table-cell>
        </table:table-row>
        <table:table-row table:style-name="ro1">
          <table:table-cell table:style-name="ce10" office:value-type="string" calcext:value-type="string">
            <text:p>avg</text:p>
          </table:table-cell>
          <table:table-cell table:style-name="Default" table:formula="of:=AVERAGE([.B34:.B40])" office:value-type="float" office:value="10.033050125" calcext:value-type="float">
            <text:p>10.033050125</text:p>
          </table:table-cell>
          <table:table-cell table:formula="of:=AVERAGE([.C34:.C40])" office:value-type="float" office:value="6.54801020671429" calcext:value-type="float">
            <text:p>6.5480102067</text:p>
          </table:table-cell>
          <table:table-cell table:formula="of:=AVERAGE([.D34:.D40])" office:value-type="float" office:value="6.63317226042857" calcext:value-type="float">
            <text:p>6.6331722604</text:p>
          </table:table-cell>
          <table:table-cell table:style-name="ce5" table:formula="of:=AVERAGE([.E34:.E40])" office:value-type="float" office:value="5.65350728485714" calcext:value-type="float">
            <text:p>5.6535072849</text:p>
          </table:table-cell>
          <table:table-cell/>
          <table:table-cell table:style-name="ce10" office:value-type="string" calcext:value-type="string">
            <text:p>avg</text:p>
          </table:table-cell>
          <table:table-cell table:formula="of:=AVERAGE([.H34:.H40])" office:value-type="float" office:value="74.099944559" calcext:value-type="float">
            <text:p>74.099944559</text:p>
          </table:table-cell>
          <table:table-cell table:formula="of:=AVERAGE([.I34:.I40])" office:value-type="float" office:value="49.3592148774286" calcext:value-type="float">
            <text:p>49.3592148774</text:p>
          </table:table-cell>
          <table:table-cell table:formula="of:=AVERAGE([.J34:.J40])" office:value-type="float" office:value="50.1576534662857" calcext:value-type="float">
            <text:p>50.1576534663</text:p>
          </table:table-cell>
          <table:table-cell table:style-name="ce5" table:formula="of:=AVERAGE([.K34:.K40])" office:value-type="float" office:value="44.7779441381429" calcext:value-type="float">
            <text:p>44.7779441381</text:p>
          </table:table-cell>
          <table:table-cell/>
          <table:table-cell table:style-name="ce10" office:value-type="string" calcext:value-type="string">
            <text:p>avg</text:p>
          </table:table-cell>
          <table:table-cell table:formula="of:=AVERAGE([.N34:.N40])" office:value-type="float" office:value="302.636920016429" calcext:value-type="float">
            <text:p>302.6369200164</text:p>
          </table:table-cell>
          <table:table-cell table:formula="of:=AVERAGE([.O34:.O40])" office:value-type="float" office:value="199.099127015" calcext:value-type="float">
            <text:p>199.099127015</text:p>
          </table:table-cell>
          <table:table-cell table:formula="of:=AVERAGE([.P34:.P40])" office:value-type="float" office:value="199.857637147286" calcext:value-type="float">
            <text:p>199.8576371473</text:p>
          </table:table-cell>
          <table:table-cell table:style-name="ce5" table:formula="of:=AVERAGE([.Q34:.Q40])" office:value-type="float" office:value="177.935820682286" calcext:value-type="float">
            <text:p>177.9358206823</text:p>
          </table:table-cell>
        </table:table-row>
        <table:table-row table:style-name="ro1">
          <table:table-cell table:style-name="ce5" office:value-type="string" calcext:value-type="string">
            <text:p>variancia</text:p>
          </table:table-cell>
          <table:table-cell table:style-name="ce12" table:formula="of:=STDEV([.B34:.B40])" office:value-type="float" office:value="0.22904700520994" calcext:value-type="float">
            <text:p>0.2290470052</text:p>
          </table:table-cell>
          <table:table-cell table:style-name="ce12" table:formula="of:=STDEV([.C34:.C40])" office:value-type="float" office:value="0.253008686865337" calcext:value-type="float">
            <text:p>0.2530086869</text:p>
          </table:table-cell>
          <table:table-cell table:style-name="ce12" table:formula="of:=STDEV([.D34:.D40])" office:value-type="float" office:value="0.0452912517233933" calcext:value-type="float">
            <text:p>0.0452912517</text:p>
          </table:table-cell>
          <table:table-cell table:style-name="ce5" table:formula="of:=STDEV([.E34:.E40])" office:value-type="float" office:value="0.0625552151095571" calcext:value-type="float">
            <text:p>0.0625552151</text:p>
          </table:table-cell>
          <table:table-cell table:style-name="ce12"/>
          <table:table-cell table:style-name="ce10" office:value-type="string" calcext:value-type="string">
            <text:p>variancia</text:p>
          </table:table-cell>
          <table:table-cell table:style-name="ce12" table:formula="of:=STDEV([.H34:.H40])" office:value-type="float" office:value="2.90432656157043" calcext:value-type="float">
            <text:p>2.9043265616</text:p>
          </table:table-cell>
          <table:table-cell table:style-name="ce12" table:formula="of:=STDEV([.I34:.I40])" office:value-type="float" office:value="1.38496849131503" calcext:value-type="float">
            <text:p>1.3849684913</text:p>
          </table:table-cell>
          <table:table-cell table:style-name="ce12" table:formula="of:=STDEV([.J34:.J40])" office:value-type="float" office:value="0.98832410251685" calcext:value-type="float">
            <text:p>0.9883241025</text:p>
          </table:table-cell>
          <table:table-cell table:style-name="ce5" table:formula="of:=STDEV([.K34:.K40])" office:value-type="float" office:value="0.765852277606059" calcext:value-type="float">
            <text:p>0.7658522776</text:p>
          </table:table-cell>
          <table:table-cell/>
          <table:table-cell table:style-name="ce10" office:value-type="string" calcext:value-type="string">
            <text:p>variancia</text:p>
          </table:table-cell>
          <table:table-cell table:style-name="ce12" table:formula="of:=STDEV([.N34:.N40])" office:value-type="float" office:value="6.81668231789324" calcext:value-type="float">
            <text:p>6.8166823179</text:p>
          </table:table-cell>
          <table:table-cell table:style-name="ce12" table:formula="of:=STDEV([.O34:.O40])" office:value-type="float" office:value="2.02960394156255" calcext:value-type="float">
            <text:p>2.0296039416</text:p>
          </table:table-cell>
          <table:table-cell table:style-name="ce12" table:formula="of:=STDEV([.P34:.P40])" office:value-type="float" office:value="3.38401679572172" calcext:value-type="float">
            <text:p>3.3840167957</text:p>
          </table:table-cell>
          <table:table-cell table:style-name="ce5" table:formula="of:=STDEV([.Q34:.Q40])" office:value-type="float" office:value="4.13502270852643" calcext:value-type="float">
            <text:p>4.1350227085</text:p>
          </table:table-cell>
        </table:table-row>
        <table:table-row table:style-name="ro1">
          <table:table-cell table:style-name="ce11" office:value-type="string" calcext:value-type="string">
            <text:p>zrychlenie</text:p>
          </table:table-cell>
          <table:table-cell table:style-name="ce16" table:formula="of:=([.$B$19]/[.B43])-1" office:value-type="currency" office:currency="USD" office:value="-0.0856978344715632" calcext:value-type="currency">
            <text:p>-$0.09</text:p>
          </table:table-cell>
          <table:table-cell table:style-name="ce16" table:formula="of:=([.$B$19]/[.C43])-1" office:value-type="currency" office:currency="USD" office:value="0.400920152313855" calcext:value-type="currency">
            <text:p>$0.40</text:p>
          </table:table-cell>
          <table:table-cell table:style-name="ce16" table:formula="of:=([.$B$19]/[.D43])-1" office:value-type="currency" office:currency="USD" office:value="0.382934001407973" calcext:value-type="currency">
            <text:p>$0.38</text:p>
          </table:table-cell>
          <table:table-cell table:style-name="ce19" table:formula="of:=([.$B$19]/[.E43])-1" office:value-type="currency" office:currency="USD" office:value="0.622574977609612" calcext:value-type="currency">
            <text:p>$0.62</text:p>
          </table:table-cell>
          <table:table-cell table:style-name="ce12"/>
          <table:table-cell table:style-name="ce11" office:value-type="string" calcext:value-type="string">
            <text:p>zrychlenie</text:p>
          </table:table-cell>
          <table:table-cell table:style-name="ce16" table:formula="of:=([.$C$19]/[.H43])-1" office:value-type="currency" office:currency="USD" office:value="-0.0817763488824714" calcext:value-type="currency">
            <text:p>-$0.08</text:p>
          </table:table-cell>
          <table:table-cell table:style-name="ce16" table:formula="of:=([.$C$19]/[.I43])-1" office:value-type="currency" office:currency="USD" office:value="0.378472526549152" calcext:value-type="currency">
            <text:p>$0.38</text:p>
          </table:table-cell>
          <table:table-cell table:style-name="ce16" table:formula="of:=([.$C$19]/[.J43])-1" office:value-type="currency" office:currency="USD" office:value="0.356529202194554" calcext:value-type="currency">
            <text:p>$0.36</text:p>
          </table:table-cell>
          <table:table-cell table:style-name="ce19" table:formula="of:=([.$C$19]/[.K43])-1" office:value-type="currency" office:currency="USD" office:value="0.519505259791799" calcext:value-type="currency">
            <text:p>$0.52</text:p>
          </table:table-cell>
          <table:table-cell/>
          <table:table-cell table:style-name="ce11" office:value-type="string" calcext:value-type="string">
            <text:p>zrychlenie</text:p>
          </table:table-cell>
          <table:table-cell table:style-name="ce16" table:formula="of:=([.$D$19]/[.N43])-1" office:value-type="currency" office:currency="USD" office:value="-0.10063470822228" calcext:value-type="currency">
            <text:p>-$0.10</text:p>
          </table:table-cell>
          <table:table-cell table:style-name="ce16" table:formula="of:=([.$D$19]/[.O43])-1" office:value-type="currency" office:currency="USD" office:value="0.367063462075249" calcext:value-type="currency">
            <text:p>$0.37</text:p>
          </table:table-cell>
          <table:table-cell table:style-name="ce16" table:formula="of:=([.$D$19]/[.P43])-1" office:value-type="currency" office:currency="USD" office:value="0.361875111495994" calcext:value-type="currency">
            <text:p>$0.36</text:p>
          </table:table-cell>
          <table:table-cell table:style-name="ce19" table:formula="of:=([.$D$19]/[.Q43])-1" office:value-type="currency" office:currency="USD" office:value="0.529659069374683" calcext:value-type="currency">
            <text:p>$0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5:02:15.237482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0:11:59.168736562</meta:creation-date>
    <meta:generator>LibreOffice/4.3.7.2$Linux_X86_64 LibreOffice_project/430$Build-2</meta:generator>
    <dc:date>2016-05-02T16:43:38.434952645</dc:date>
    <meta:editing-duration>P1DT3H43M41S</meta:editing-duration>
    <meta:editing-cycles>80</meta:editing-cycles>
    <meta:document-statistic meta:table-count="4" meta:cell-count="669" meta:object-count="0"/>
  </office:meta>
</office:document-meta>
</file>